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688cm"/>
    </style:style>
    <style:style style:name="co9" style:family="table-column">
      <style:table-column-properties fo:break-before="auto" style:column-width="2.972cm"/>
    </style:style>
    <style:style style:name="co10" style:family="table-column">
      <style:table-column-properties fo:break-before="auto" style:column-width="3.381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8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48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1"/>
    <style:style style:name="ce50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 style:data-style-name="N0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10"/>
        <table:table-column table:style-name="co6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2" table:default-cell-style-name="ce10"/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Australian_1</text:p>
          </table:table-cell>
          <table:table-cell office:value-type="percentage" office:value="0.2918" calcext:value-type="percentage">
            <text:p>29,18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768" calcext:value-type="percentage">
            <text:p>17,68%</text:p>
          </table:table-cell>
          <table:table-cell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3" calcext:value-type="percentage">
            <text:p>13,00%</text:p>
          </table:table-cell>
          <table:table-cell/>
          <table:table-cell office:value-type="string" calcext:value-type="string">
            <text:p>Australian_2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1826" calcext:value-type="percentage">
            <text:p>18,26%</text:p>
          </table:table-cell>
          <table:table-cell office:value-type="percentage" office:value="0.1696" calcext:value-type="percentage">
            <text:p>16,96%</text:p>
          </table:table-cell>
          <table:table-cell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Australian_3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1565" calcext:value-type="percentage">
            <text:p>15,65%</text:p>
          </table:table-cell>
          <table:table-cell office:value-type="percentage" office:value="0.1536" calcext:value-type="percentage">
            <text:p>15,36%</text:p>
          </table:table-cell>
          <table:table-cell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5233" calcext:value-type="percentage">
            <text:p>52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2" calcext:value-type="percentage">
            <text:p>42,00%</text:p>
          </table:table-cell>
          <table:table-cell/>
          <table:table-cell office:value-type="string" calcext:value-type="string">
            <text:p>Australian_4</text:p>
          </table:table-cell>
          <table:table-cell office:value-type="percentage" office:value="0.3623" calcext:value-type="percentage">
            <text:p>36,23%</text:p>
          </table:table-cell>
          <table:table-cell office:value-type="percentage" office:value="0.1464" calcext:value-type="percentage">
            <text:p>14,64%</text:p>
          </table:table-cell>
          <table:table-cell office:value-type="percentage" office:value="0.1275" calcext:value-type="percentage">
            <text:p>12,75%</text:p>
          </table:table-cell>
          <table:table-cell/>
        </table:table-row>
        <table:table-row table:style-name="ro1">
          <table:table-cell office:value-type="string" calcext:value-type="string">
            <text:p>Appendicitis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ustralian_5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565" calcext:value-type="percentage">
            <text:p>15,65%</text:p>
          </table:table-cell>
          <table:table-cell office:value-type="percentage" office:value="0.1623" calcext:value-type="percentage">
            <text:p>16,23%</text:p>
          </table:table-cell>
          <table:table-cell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table:number-columns-repeated="2"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Australian_6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1029" calcext:value-type="percentage">
            <text:p>10,29%</text:p>
          </table:table-cell>
          <table:table-cell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Australian_7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348" calcext:value-type="percentage">
            <text:p>13,48%</text:p>
          </table:table-cell>
          <table:table-cell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8" calcext:value-type="percentage">
            <text:p>18,00%</text:p>
          </table:table-cell>
          <table:table-cell/>
          <table:table-cell office:value-type="string" calcext:value-type="string">
            <text:p>Australian_8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86" calcext:value-type="percentage">
            <text:p>9,86%</text:p>
          </table:table-cell>
          <table:table-cell/>
        </table:table-row>
        <table:table-row table:style-name="ro1">
          <table:table-cell office:value-type="string" calcext:value-type="string">
            <text:p>Appendicitis_9</text:p>
          </table:table-cell>
          <table:table-cell office:value-type="percentage" office:value="0.3633" calcext:value-type="percentage">
            <text:p>36,33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Australian_9</text:p>
          </table:table-cell>
          <table:table-cell office:value-type="percentage" office:value="0.3439" calcext:value-type="percentage">
            <text:p>34,39%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1739" calcext:value-type="percentage">
            <text:p>17,39%</text:p>
          </table:table-cell>
          <table:table-cell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1933" calcext:value-type="percentage">
            <text:p>19,33%</text:p>
          </table:table-cell>
          <table:table-cell table:number-columns-repeated="2"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Australian_10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594" calcext:value-type="percentage">
            <text:p>15,94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:.B11])" office:value-type="percentage" office:value="0.23765" calcext:value-type="percentage">
            <text:p>23,77%</text:p>
          </table:table-cell>
          <table:table-cell table:style-name="ce48" table:formula="of:=AVERAGE([.C2:.C11])" office:value-type="percentage" office:value="0.156" calcext:value-type="percentage">
            <text:p>15,60%</text:p>
          </table:table-cell>
          <table:table-cell table:style-name="ce48" table:formula="of:=AVERAGE([.D2:.D11])" office:value-type="percentage" office:value="0.158" calcext:value-type="percentage">
            <text:p>15,80%</text:p>
          </table:table-cell>
          <table:table-cell/>
          <table:table-cell table:style-name="ce48"/>
          <table:table-cell table:style-name="ce48" table:formula="of:=AVERAGE([.G2:.G11])" office:value-type="percentage" office:value="0.36699" calcext:value-type="percentage">
            <text:p>36,70%</text:p>
          </table:table-cell>
          <table:table-cell table:style-name="ce48" table:formula="of:=AVERAGE([.H2:.H11])" office:value-type="percentage" office:value="0.14801" calcext:value-type="percentage">
            <text:p>14,80%</text:p>
          </table:table-cell>
          <table:table-cell table:style-name="ce48" table:formula="of:=AVERAGE([.I2:.I11])" office:value-type="percentage" office:value="0.14594" calcext:value-type="percentage">
            <text:p>14,59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4472" calcext:value-type="percentage">
            <text:p>44,72%</text:p>
          </table:table-cell>
          <table:table-cell office:value-type="percentage" office:value="0.4167" calcext:value-type="percentage">
            <text:p>41,67%</text:p>
          </table:table-cell>
          <table:table-cell/>
          <table:table-cell office:value-type="string" calcext:value-type="string">
            <text:p>Circular_1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12" calcext:value-type="percentage">
            <text:p>12,00%</text:p>
          </table:table-cell>
          <table:table-cell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917" calcext:value-type="percentage">
            <text:p>29,17%</text:p>
          </table:table-cell>
          <table:table-cell/>
          <table:table-cell office:value-type="string" calcext:value-type="string">
            <text:p>Circular_2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86" calcext:value-type="percentage">
            <text:p>8,60%</text:p>
          </table:table-cell>
          <table:table-cell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917" calcext:value-type="percentage">
            <text:p>39,17%</text:p>
          </table:table-cell>
          <table:table-cell office:value-type="percentage" office:value="0.3861" calcext:value-type="percentage">
            <text:p>38,61%</text:p>
          </table:table-cell>
          <table:table-cell/>
          <table:table-cell office:value-type="string" calcext:value-type="string">
            <text:p>Circular_3</text:p>
          </table:table-cell>
          <table:table-cell office:value-type="percentage" office:value="0.017" calcext:value-type="percentage">
            <text:p>1,7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79" calcext:value-type="percentage">
            <text:p>7,90%</text:p>
          </table:table-cell>
          <table:table-cell/>
        </table:table-row>
        <table:table-row table:style-name="ro1">
          <table:table-cell office:value-type="string" calcext:value-type="string">
            <text:p>Bands_4</text:p>
          </table:table-cell>
          <table:table-cell table:number-columns-repeated="2" office:value-type="percentage" office:value="0.3444" calcext:value-type="percentage">
            <text:p>34,44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ircular_4</text:p>
          </table:table-cell>
          <table:table-cell office:value-type="percentage" office:value="0.051" calcext:value-type="percentage">
            <text:p>5,10%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96" calcext:value-type="percentage">
            <text:p>9,60%</text:p>
          </table:table-cell>
          <table:table-cell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3917" calcext:value-type="percentage">
            <text:p>39,17%</text:p>
          </table:table-cell>
          <table:table-cell office:value-type="percentage" office:value="0.375" calcext:value-type="percentage">
            <text:p>37,50%</text:p>
          </table:table-cell>
          <table:table-cell/>
          <table:table-cell office:value-type="string" calcext:value-type="string">
            <text:p>Circular_5</text:p>
          </table:table-cell>
          <table:table-cell office:value-type="percentage" office:value="0.0573" calcext:value-type="percentage">
            <text:p>5,73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6" calcext:value-type="percentage">
            <text:p>11,60%</text:p>
          </table:table-cell>
          <table:table-cell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3778" calcext:value-type="percentage">
            <text:p>37,78%</text:p>
          </table:table-cell>
          <table:table-cell/>
          <table:table-cell office:value-type="string" calcext:value-type="string">
            <text:p>Circular_6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119" calcext:value-type="percentage">
            <text:p>11,90%</text:p>
          </table:table-cell>
          <table:table-cell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Circular_7</text:p>
          </table:table-cell>
          <table:table-cell office:value-type="percentage" office:value="0.041" calcext:value-type="percentage">
            <text:p>4,10%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104" calcext:value-type="percentage">
            <text:p>10,40%</text:p>
          </table:table-cell>
          <table:table-cell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3028" calcext:value-type="percentage">
            <text:p>30,28%</text:p>
          </table:table-cell>
          <table:table-cell office:value-type="percentage" office:value="0.2889" calcext:value-type="percentage">
            <text:p>28,89%</text:p>
          </table:table-cell>
          <table:table-cell/>
          <table:table-cell office:value-type="string" calcext:value-type="string">
            <text:p>Circular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091" calcext:value-type="percentage">
            <text:p>9,10%</text:p>
          </table:table-cell>
          <table:table-cell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4398" calcext:value-type="percentage">
            <text:p>43,98%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5" calcext:value-type="percentage">
            <text:p>37,50%</text:p>
          </table:table-cell>
          <table:table-cell/>
          <table:table-cell office:value-type="string" calcext:value-type="string">
            <text:p>Circular_9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99" calcext:value-type="percentage">
            <text:p>9,90%</text:p>
          </table:table-cell>
          <table:table-cell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028" calcext:value-type="percentage">
            <text:p>30,28%</text:p>
          </table:table-cell>
          <table:table-cell office:value-type="percentage" office:value="0.3972" calcext:value-type="percentage">
            <text:p>39,72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ircular_10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72" calcext:value-type="percentage">
            <text:p>7,2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4:.B23])" office:value-type="percentage" office:value="0.35343" calcext:value-type="percentage">
            <text:p>35,34%</text:p>
          </table:table-cell>
          <table:table-cell table:style-name="ce48" table:formula="of:=AVERAGE([.C14:.C23])" office:value-type="percentage" office:value="0.36833" calcext:value-type="percentage">
            <text:p>36,83%</text:p>
          </table:table-cell>
          <table:table-cell table:style-name="ce48" table:formula="of:=AVERAGE([.D14:.D23])" office:value-type="percentage" office:value="0.35889" calcext:value-type="percentage">
            <text:p>35,89%</text:p>
          </table:table-cell>
          <table:table-cell/>
          <table:table-cell table:style-name="ce48"/>
          <table:table-cell table:style-name="ce48" table:formula="of:=AVERAGE([.G14:.G23])" office:value-type="percentage" office:value="0.05479" calcext:value-type="percentage">
            <text:p>5,48%</text:p>
          </table:table-cell>
          <table:table-cell table:style-name="ce48" table:formula="of:=AVERAGE([.H14:.H23])" office:value-type="percentage" office:value="0.09561" calcext:value-type="percentage">
            <text:p>9,56%</text:p>
          </table:table-cell>
          <table:table-cell table:style-name="ce48" table:formula="of:=AVERAGE([.I14:.I23])" office:value-type="percentage" office:value="0.0982" calcext:value-type="percentage">
            <text:p>9,82%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184" calcext:value-type="percentage">
            <text:p>51,84%</text:p>
          </table:table-cell>
          <table:table-cell office:value-type="percentage" office:value="0.4448" calcext:value-type="percentage">
            <text:p>44,48%</text:p>
          </table:table-cell>
          <table:table-cell office:value-type="percentage" office:value="0.4621" calcext:value-type="percentage">
            <text:p>46,21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3543" calcext:value-type="percentage">
            <text:p>35,43%</text:p>
          </table:table-cell>
          <table:table-cell office:value-type="percentage" office:value="0.2686" calcext:value-type="percentage">
            <text:p>26,86%</text:p>
          </table:table-cell>
          <table:table-cell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828" calcext:value-type="percentage">
            <text:p>48,28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3914" calcext:value-type="percentage">
            <text:p>39,14%</text:p>
          </table:table-cell>
          <table:table-cell office:value-type="percentage" office:value="0.3029" calcext:value-type="percentage">
            <text:p>30,29%</text:p>
          </table:table-cell>
          <table:table-cell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161" calcext:value-type="percentage">
            <text:p>61,61%</text:p>
          </table:table-cell>
          <table:table-cell office:value-type="percentage" office:value="0.5379" calcext:value-type="percentage">
            <text:p>53,79%</text:p>
          </table:table-cell>
          <table:table-cell office:value-type="percentage" office:value="0.5552" calcext:value-type="percentage">
            <text:p>55,52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514" calcext:value-type="percentage">
            <text:p>35,14%</text:p>
          </table:table-cell>
          <table:table-cell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276" calcext:value-type="percentage">
            <text:p>52,76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429" calcext:value-type="percentage">
            <text:p>34,29%</text:p>
          </table:table-cell>
          <table:table-cell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4103" calcext:value-type="percentage">
            <text:p>41,03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371" calcext:value-type="percentage">
            <text:p>33,71%</text:p>
          </table:table-cell>
          <table:table-cell office:value-type="percentage" office:value="0.34" calcext:value-type="percentage">
            <text:p>34,00%</text:p>
          </table:table-cell>
          <table:table-cell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5011" calcext:value-type="percentage">
            <text:p>50,11%</text:p>
          </table:table-cell>
          <table:table-cell office:value-type="percentage" office:value="0.5069" calcext:value-type="percentage">
            <text:p>50,69%</text:p>
          </table:table-cell>
          <table:table-cell office:value-type="percentage" office:value="0.5034" calcext:value-type="percentage">
            <text:p>50,3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057" calcext:value-type="percentage">
            <text:p>40,57%</text:p>
          </table:table-cell>
          <table:table-cell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3828" calcext:value-type="percentage">
            <text:p>38,28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4" calcext:value-type="percentage">
            <text:p>40,00%</text:p>
          </table:table-cell>
          <table:table-cell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5828" calcext:value-type="percentage">
            <text:p>58,28%</text:p>
          </table:table-cell>
          <table:table-cell table:number-columns-repeated="2" office:value-type="percentage" office:value="0.4966" calcext:value-type="percentage">
            <text:p>49,66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3743" calcext:value-type="percentage">
            <text:p>37,43%</text:p>
          </table:table-cell>
          <table:table-cell office:value-type="percentage" office:value="0.3857" calcext:value-type="percentage">
            <text:p>38,57%</text:p>
          </table:table-cell>
          <table:table-cell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5425" calcext:value-type="percentage">
            <text:p>54,25%</text:p>
          </table:table-cell>
          <table:table-cell office:value-type="percentage" office:value="0.5138" calcext:value-type="percentage">
            <text:p>51,38%</text:p>
          </table:table-cell>
          <table:table-cell office:value-type="percentage" office:value="0.4897" calcext:value-type="percentage">
            <text:p>48,97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3314" calcext:value-type="percentage">
            <text:p>33,14%</text:p>
          </table:table-cell>
          <table:table-cell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392" calcext:value-type="percentage">
            <text:p>39,20%</text:p>
          </table:table-cell>
          <table:table-cell office:value-type="percentage" office:value="0.2552" calcext:value-type="percentage">
            <text:p>25,52%</text:p>
          </table:table-cell>
          <table:table-cell office:value-type="percentage" office:value="0.2414" calcext:value-type="percentage">
            <text:p>24,14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2171" calcext:value-type="percentage">
            <text:p>21,71%</text:p>
          </table:table-cell>
          <table:table-cell office:value-type="percentage" office:value="0.4171" calcext:value-type="percentage">
            <text:p>41,71%</text:p>
          </table:table-cell>
          <table:table-cell office:value-type="percentage" office:value="0.44" calcext:value-type="percentage">
            <text:p>44,0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7:.B36])" office:value-type="percentage" office:value="0.52402" calcext:value-type="percentage">
            <text:p>52,40%</text:p>
          </table:table-cell>
          <table:table-cell table:style-name="ce48" table:formula="of:=AVERAGE([.C27:.C36])" office:value-type="percentage" office:value="0.45173" calcext:value-type="percentage">
            <text:p>45,17%</text:p>
          </table:table-cell>
          <table:table-cell table:style-name="ce48" table:formula="of:=AVERAGE([.D27:.D36])" office:value-type="percentage" office:value="0.45519" calcext:value-type="percentage">
            <text:p>45,52%</text:p>
          </table:table-cell>
          <table:table-cell/>
          <table:table-cell table:style-name="ce48"/>
          <table:table-cell table:style-name="ce48" table:formula="of:=AVERAGE([.G27:.G36])" office:value-type="percentage" office:value="0.2178" calcext:value-type="percentage">
            <text:p>21,78%</text:p>
          </table:table-cell>
          <table:table-cell table:style-name="ce48" table:formula="of:=AVERAGE([.H27:.H36])" office:value-type="percentage" office:value="0.36628" calcext:value-type="percentage">
            <text:p>36,63%</text:p>
          </table:table-cell>
          <table:table-cell table:style-name="ce48" table:formula="of:=AVERAGE([.I27:.I36])" office:value-type="percentage" office:value="0.35686" calcext:value-type="percentage">
            <text:p>35,69%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Ecoli_1</text:p>
          </table:table-cell>
          <table:table-cell office:value-type="percentage" office:value="0.5838" calcext:value-type="percentage">
            <text:p>58,38%</text:p>
          </table:table-cell>
          <table:table-cell office:value-type="percentage" office:value="0.6121" calcext:value-type="percentage">
            <text:p>61,21%</text:p>
          </table:table-cell>
          <table:table-cell office:value-type="percentage" office:value="0.6455" calcext:value-type="percentage">
            <text:p>64,55%</text:p>
          </table:table-cell>
          <table:table-cell/>
          <table:table-cell office:value-type="string" calcext:value-type="string">
            <text:p>Fert_1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4" calcext:value-type="percentage">
            <text:p>14,00%</text:p>
          </table:table-cell>
          <table:table-cell/>
        </table:table-row>
        <table:table-row table:style-name="ro1">
          <table:table-cell office:value-type="string" calcext:value-type="string">
            <text:p>Ecoli_2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5636" calcext:value-type="percentage">
            <text:p>56,36%</text:p>
          </table:table-cell>
          <table:table-cell office:value-type="percentage" office:value="0.503" calcext:value-type="percentage">
            <text:p>50,30%</text:p>
          </table:table-cell>
          <table:table-cell/>
          <table:table-cell office:value-type="string" calcext:value-type="string">
            <text:p>Fert_2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Ecoli_3</text:p>
          </table:table-cell>
          <table:table-cell office:value-type="percentage" office:value="0.5162" calcext:value-type="percentage">
            <text:p>51,62%</text:p>
          </table:table-cell>
          <table:table-cell office:value-type="percentage" office:value="0.6212" calcext:value-type="percentage">
            <text:p>62,12%</text:p>
          </table:table-cell>
          <table:table-cell office:value-type="percentage" office:value="0.6182" calcext:value-type="percentage">
            <text:p>61,82%</text:p>
          </table:table-cell>
          <table:table-cell/>
          <table:table-cell office:value-type="string" calcext:value-type="string">
            <text:p>Fert_3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5" calcext:value-type="percentage">
            <text:p>25,00%</text:p>
          </table:table-cell>
          <table:table-cell/>
        </table:table-row>
        <table:table-row table:style-name="ro1">
          <table:table-cell office:value-type="string" calcext:value-type="string">
            <text:p>Ecoli_4</text:p>
          </table:table-cell>
          <table:table-cell office:value-type="percentage" office:value="0.5495" calcext:value-type="percentage">
            <text:p>54,95%</text:p>
          </table:table-cell>
          <table:table-cell table:number-columns-repeated="2"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Fert_4</text:p>
          </table:table-cell>
          <table:table-cell office:value-type="percentage" office:value="0.2833" calcext:value-type="percentage">
            <text:p>28,33%</text:p>
          </table:table-cell>
          <table:table-cell table:number-columns-repeated="2" office:value-type="percentage" office:value="0.15" calcext:value-type="percentage">
            <text:p>15,00%</text:p>
          </table:table-cell>
          <table:table-cell/>
        </table:table-row>
        <table:table-row table:style-name="ro1">
          <table:table-cell office:value-type="string" calcext:value-type="string">
            <text:p>Ecoli_5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5212" calcext:value-type="percentage">
            <text:p>52,12%</text:p>
          </table:table-cell>
          <table:table-cell office:value-type="percentage" office:value="0.5394" calcext:value-type="percentage">
            <text:p>53,94%</text:p>
          </table:table-cell>
          <table:table-cell/>
          <table:table-cell office:value-type="string" calcext:value-type="string">
            <text:p>Fert_5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" calcext:value-type="percentage">
            <text:p>20,00%</text:p>
          </table:table-cell>
          <table:table-cell/>
        </table:table-row>
        <table:table-row table:style-name="ro1">
          <table:table-cell office:value-type="string" calcext:value-type="string">
            <text:p>Ecoli_6</text:p>
          </table:table-cell>
          <table:table-cell office:value-type="percentage" office:value="0.5788" calcext:value-type="percentage">
            <text:p>57,88%</text:p>
          </table:table-cell>
          <table:table-cell office:value-type="percentage" office:value="0.6424" calcext:value-type="percentage">
            <text:p>64,24%</text:p>
          </table:table-cell>
          <table:table-cell office:value-type="percentage" office:value="0.5515" calcext:value-type="percentage">
            <text:p>55,15%</text:p>
          </table:table-cell>
          <table:table-cell/>
          <table:table-cell office:value-type="string" calcext:value-type="string">
            <text:p>Fert_6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Ecoli_7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4455" calcext:value-type="percentage">
            <text:p>44,55%</text:p>
          </table:table-cell>
          <table:table-cell office:value-type="percentage" office:value="0.4788" calcext:value-type="percentage">
            <text:p>47,88%</text:p>
          </table:table-cell>
          <table:table-cell/>
          <table:table-cell office:value-type="string" calcext:value-type="string">
            <text:p>Fert_7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Ecoli_8</text:p>
          </table:table-cell>
          <table:table-cell office:value-type="percentage" office:value="0.6313" calcext:value-type="percentage">
            <text:p>63,13%</text:p>
          </table:table-cell>
          <table:table-cell office:value-type="percentage" office:value="0.5758" calcext:value-type="percentage">
            <text:p>57,58%</text:p>
          </table:table-cell>
          <table:table-cell office:value-type="percentage" office:value="0.6212" calcext:value-type="percentage">
            <text:p>62,12%</text:p>
          </table:table-cell>
          <table:table-cell/>
          <table:table-cell office:value-type="string" calcext:value-type="string">
            <text:p>Fert_8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7" calcext:value-type="percentage">
            <text:p>17,00%</text:p>
          </table:table-cell>
          <table:table-cell/>
        </table:table-row>
        <table:table-row table:style-name="ro1">
          <table:table-cell office:value-type="string" calcext:value-type="string">
            <text:p>Ecoli_9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76" calcext:value-type="percentage">
            <text:p>45,76%</text:p>
          </table:table-cell>
          <table:table-cell/>
          <table:table-cell office:value-type="string" calcext:value-type="string">
            <text:p>Fert_9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3" calcext:value-type="percentage">
            <text:p>23,00%</text:p>
          </table:table-cell>
          <table:table-cell/>
        </table:table-row>
        <table:table-row table:style-name="ro1">
          <table:table-cell office:value-type="string" calcext:value-type="string">
            <text:p>Ecoli_10</text:p>
          </table:table-cell>
          <table:table-cell office:value-type="percentage" office:value="0.5475" calcext:value-type="percentage">
            <text:p>54,75%</text:p>
          </table:table-cell>
          <table:table-cell office:value-type="percentage" office:value="0.5455" calcext:value-type="percentage">
            <text:p>54,55%</text:p>
          </table:table-cell>
          <table:table-cell office:value-type="percentage" office:value="0.4909" calcext:value-type="percentage">
            <text:p>49,09%</text:p>
          </table:table-cell>
          <table:table-cell/>
          <table:table-cell office:value-type="string" calcext:value-type="string">
            <text:p>Fert_10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5" calcext:value-type="percentage">
            <text:p>15,0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40:.B49])" office:value-type="percentage" office:value="0.55808" calcext:value-type="percentage">
            <text:p>55,81%</text:p>
          </table:table-cell>
          <table:table-cell table:style-name="ce48" table:formula="of:=AVERAGE([.C40:.C49])" office:value-type="percentage" office:value="0.55546" calcext:value-type="percentage">
            <text:p>55,55%</text:p>
          </table:table-cell>
          <table:table-cell table:style-name="ce48" table:formula="of:=AVERAGE([.D40:.D49])" office:value-type="percentage" office:value="0.54728" calcext:value-type="percentage">
            <text:p>54,73%</text:p>
          </table:table-cell>
          <table:table-cell/>
          <table:table-cell table:style-name="ce48"/>
          <table:table-cell table:style-name="ce48" table:formula="of:=AVERAGE([.G40:.G49])" office:value-type="percentage" office:value="0.17832" calcext:value-type="percentage">
            <text:p>17,83%</text:p>
          </table:table-cell>
          <table:table-cell table:style-name="ce48" table:formula="of:=AVERAGE([.H40:.H49])" office:value-type="percentage" office:value="0.141" calcext:value-type="percentage">
            <text:p>14,10%</text:p>
          </table:table-cell>
          <table:table-cell table:style-name="ce48" table:formula="of:=AVERAGE([.I40:.I49])" office:value-type="percentage" office:value="0.129" calcext:value-type="percentage">
            <text:p>12,90%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1677" calcext:value-type="percentage">
            <text:p>16,77%</text:p>
          </table:table-cell>
          <table:table-cell office:value-type="percentage" office:value="0.0581" calcext:value-type="percentage">
            <text:p>5,8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762" calcext:value-type="percentage">
            <text:p>57,62%</text:p>
          </table:table-cell>
          <table:table-cell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0871" calcext:value-type="percentage">
            <text:p>8,7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857" calcext:value-type="percentage">
            <text:p>58,57%</text:p>
          </table:table-cell>
          <table:table-cell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1548" calcext:value-type="percentage">
            <text:p>15,48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6048" calcext:value-type="percentage">
            <text:p>60,48%</text:p>
          </table:table-cell>
          <table:table-cell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177" calcext:value-type="percentage">
            <text:p>11,77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5" calcext:value-type="percentage">
            <text:p>50,00%</text:p>
          </table:table-cell>
          <table:table-cell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1452" calcext:value-type="percentage">
            <text:p>14,52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5048" calcext:value-type="percentage">
            <text:p>50,48%</text:p>
          </table:table-cell>
          <table:table-cell office:value-type="percentage" office:value="0.4952" calcext:value-type="percentage">
            <text:p>49,52%</text:p>
          </table:table-cell>
          <table:table-cell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1387" calcext:value-type="percentage">
            <text:p>13,8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381" calcext:value-type="percentage">
            <text:p>63,81%</text:p>
          </table:table-cell>
          <table:table-cell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02" calcext:value-type="percentage">
            <text:p>11,02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1113" calcext:value-type="percentage">
            <text:p>11,13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889" calcext:value-type="percentage">
            <text:p>48,89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57" calcext:value-type="percentage">
            <text:p>48,57%</text:p>
          </table:table-cell>
          <table:table-cell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823" calcext:value-type="percentage">
            <text:p>8,23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6333" calcext:value-type="percentage">
            <text:p>63,33%</text:p>
          </table:table-cell>
          <table:table-cell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2129" calcext:value-type="percentage">
            <text:p>21,29%</text:p>
          </table:table-cell>
          <table:table-cell office:value-type="percentage" office:value="0.1855" calcext:value-type="percentage">
            <text:p>18,55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857" calcext:value-type="percentage">
            <text:p>58,57%</text:p>
          </table:table-cell>
          <table:table-cell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1774" calcext:value-type="percentage">
            <text:p>17,74%</text:p>
          </table:table-cell>
          <table:table-cell office:value-type="percentage" office:value="0.1177" calcext:value-type="percentage">
            <text:p>11,7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905" calcext:value-type="percentage">
            <text:p>59,05%</text:p>
          </table:table-cell>
          <table:table-cell office:value-type="percentage" office:value="0.5952" calcext:value-type="percentage">
            <text:p>59,52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53:.B62])" office:value-type="percentage" office:value="0.08908" calcext:value-type="percentage">
            <text:p>8,91%</text:p>
          </table:table-cell>
          <table:table-cell table:style-name="ce48" table:formula="of:=AVERAGE([.C53:.C62])" office:value-type="percentage" office:value="0.16515" calcext:value-type="percentage">
            <text:p>16,52%</text:p>
          </table:table-cell>
          <table:table-cell table:style-name="ce48" table:formula="of:=AVERAGE([.D53:.D62])" office:value-type="percentage" office:value="0.11984" calcext:value-type="percentage">
            <text:p>11,98%</text:p>
          </table:table-cell>
          <table:table-cell/>
          <table:table-cell table:style-name="ce48"/>
          <table:table-cell table:style-name="ce48" table:formula="of:=AVERAGE([.G53:.G62])" office:value-type="percentage" office:value="0.53824" calcext:value-type="percentage">
            <text:p>53,82%</text:p>
          </table:table-cell>
          <table:table-cell table:style-name="ce48" table:formula="of:=AVERAGE([.H53:.H62])" office:value-type="percentage" office:value="0.56285" calcext:value-type="percentage">
            <text:p>56,29%</text:p>
          </table:table-cell>
          <table:table-cell table:style-name="ce48" table:formula="of:=AVERAGE([.I53:.I62])" office:value-type="percentage" office:value="0.56999" calcext:value-type="percentage">
            <text:p>57,00%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462" calcext:value-type="percentage">
            <text:p>34,62%</text:p>
          </table:table-cell>
          <table:table-cell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2478" calcext:value-type="percentage">
            <text:p>24,78%</text:p>
          </table:table-cell>
          <table:table-cell table:number-columns-repeated="2" office:value-type="percentage" office:value="0.2433" calcext:value-type="percentage">
            <text:p>24,33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4154" calcext:value-type="percentage">
            <text:p>41,54%</text:p>
          </table:table-cell>
          <table:table-cell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3" calcext:value-type="percentage">
            <text:p>33,00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2692" calcext:value-type="percentage">
            <text:p>26,92%</text:p>
          </table:table-cell>
          <table:table-cell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6" calcext:value-type="percentage">
            <text:p>26,00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3692" calcext:value-type="percentage">
            <text:p>36,92%</text:p>
          </table:table-cell>
          <table:table-cell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933" calcext:value-type="percentage">
            <text:p>29,33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462" calcext:value-type="percentage">
            <text:p>24,62%</text:p>
          </table:table-cell>
          <table:table-cell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3567" calcext:value-type="percentage">
            <text:p>35,67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3" calcext:value-type="percentage">
            <text:p>30,00%</text:p>
          </table:table-cell>
          <table:table-cell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35134" calcext:value-type="percentage">
            <text:p>35,13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2615" calcext:value-type="percentage">
            <text:p>26,15%</text:p>
          </table:table-cell>
          <table:table-cell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3878" calcext:value-type="percentage">
            <text:p>38,78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3077" calcext:value-type="percentage">
            <text:p>30,77%</text:p>
          </table:table-cell>
          <table:table-cell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1" calcext:value-type="percentage">
            <text:p>21,00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4282" calcext:value-type="percentage">
            <text:p>42,82%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4154" calcext:value-type="percentage">
            <text:p>41,54%</text:p>
          </table:table-cell>
          <table:table-cell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2641" calcext:value-type="percentage">
            <text:p>26,41%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2923" calcext:value-type="percentage">
            <text:p>29,23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66:.B75])" office:value-type="percentage" office:value="0.27478" calcext:value-type="percentage">
            <text:p>27,48%</text:p>
          </table:table-cell>
          <table:table-cell table:style-name="ce48" table:formula="of:=AVERAGE([.C66:.C75])" office:value-type="percentage" office:value="0.27599" calcext:value-type="percentage">
            <text:p>27,60%</text:p>
          </table:table-cell>
          <table:table-cell table:style-name="ce48" table:formula="of:=AVERAGE([.D66:.D75])" office:value-type="percentage" office:value="0.27299" calcext:value-type="percentage">
            <text:p>27,30%</text:p>
          </table:table-cell>
          <table:table-cell/>
          <table:table-cell table:style-name="ce48"/>
          <table:table-cell table:style-name="ce48" table:formula="of:=AVERAGE([.G66:.G75])" office:value-type="percentage" office:value="0.387684" calcext:value-type="percentage">
            <text:p>38,77%</text:p>
          </table:table-cell>
          <table:table-cell table:style-name="ce48" table:formula="of:=AVERAGE([.H66:.H75])" office:value-type="percentage" office:value="0.32539" calcext:value-type="percentage">
            <text:p>32,54%</text:p>
          </table:table-cell>
          <table:table-cell table:style-name="ce48" table:formula="of:=AVERAGE([.I66:.I75])" office:value-type="percentage" office:value="0.32231" calcext:value-type="percentage">
            <text:p>32,23%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815" calcext:value-type="percentage">
            <text:p>18,15%</text:p>
          </table:table-cell>
          <table:table-cell/>
          <table:table-cell office:value-type="string" calcext:value-type="string">
            <text:p>HeartAttack_1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5" calcext:value-type="percentage">
            <text:p>25,00%</text:p>
          </table:table-cell>
          <table:table-cell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074" calcext:value-type="percentage">
            <text:p>30,74%</text:p>
          </table:table-cell>
          <table:table-cell/>
          <table:table-cell office:value-type="string" calcext:value-type="string">
            <text:p>HeartAttack_2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9" calcext:value-type="percentage">
            <text:p>9,00%</text:p>
          </table:table-cell>
          <table:table-cell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889" calcext:value-type="percentage">
            <text:p>18,89%</text:p>
          </table:table-cell>
          <table:table-cell/>
          <table:table-cell office:value-type="string" calcext:value-type="string">
            <text:p>HeartAttack_3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567" calcext:value-type="percentage">
            <text:p>25,67%</text:p>
          </table:table-cell>
          <table:table-cell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37" calcext:value-type="percentage">
            <text:p>23,70%</text:p>
          </table:table-cell>
          <table:table-cell/>
          <table:table-cell office:value-type="string" calcext:value-type="string">
            <text:p>HeartAttack_4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7" calcext:value-type="percentage">
            <text:p>17,00%</text:p>
          </table:table-cell>
          <table:table-cell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284" calcext:value-type="percentage">
            <text:p>22,84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556" calcext:value-type="percentage">
            <text:p>15,56%</text:p>
          </table:table-cell>
          <table:table-cell/>
          <table:table-cell office:value-type="string" calcext:value-type="string">
            <text:p>HeartAttack_5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733" calcext:value-type="percentage">
            <text:p>27,33%</text:p>
          </table:table-cell>
          <table:table-cell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889" calcext:value-type="percentage">
            <text:p>18,89%</text:p>
          </table:table-cell>
          <table:table-cell/>
          <table:table-cell office:value-type="string" calcext:value-type="string">
            <text:p>HeartAttack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037" calcext:value-type="percentage">
            <text:p>20,37%</text:p>
          </table:table-cell>
          <table:table-cell/>
          <table:table-cell office:value-type="string" calcext:value-type="string">
            <text:p>HeartAttack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867" calcext:value-type="percentage">
            <text:p>18,67%</text:p>
          </table:table-cell>
          <table:table-cell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321" calcext:value-type="percentage">
            <text:p>23,21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eartAttack_8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067" calcext:value-type="percentage">
            <text:p>20,67%</text:p>
          </table:table-cell>
          <table:table-cell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272" calcext:value-type="percentage">
            <text:p>32,72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HeartAttack_9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67" calcext:value-type="percentage">
            <text:p>19,67%</text:p>
          </table:table-cell>
          <table:table-cell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3012" calcext:value-type="percentage">
            <text:p>30,12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963" calcext:value-type="percentage">
            <text:p>19,63%</text:p>
          </table:table-cell>
          <table:table-cell/>
          <table:table-cell office:value-type="string" calcext:value-type="string">
            <text:p>HeartAttack_10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33" calcext:value-type="percentage">
            <text:p>21,33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79:.B88])" office:value-type="percentage" office:value="0.28049" calcext:value-type="percentage">
            <text:p>28,05%</text:p>
          </table:table-cell>
          <table:table-cell table:style-name="ce48" table:formula="of:=AVERAGE([.C79:.C88])" office:value-type="percentage" office:value="0.22408" calcext:value-type="percentage">
            <text:p>22,41%</text:p>
          </table:table-cell>
          <table:table-cell table:style-name="ce48" table:formula="of:=AVERAGE([.D79:.D88])" office:value-type="percentage" office:value="0.21185" calcext:value-type="percentage">
            <text:p>21,19%</text:p>
          </table:table-cell>
          <table:table-cell/>
          <table:table-cell table:style-name="ce48"/>
          <table:table-cell table:style-name="ce48" table:formula="of:=AVERAGE([.G79:.G88])" office:value-type="percentage" office:value="0.28122" calcext:value-type="percentage">
            <text:p>28,12%</text:p>
          </table:table-cell>
          <table:table-cell table:style-name="ce48" table:formula="of:=AVERAGE([.H79:.H88])" office:value-type="percentage" office:value="0.20367" calcext:value-type="percentage">
            <text:p>20,37%</text:p>
          </table:table-cell>
          <table:table-cell table:style-name="ce48" table:formula="of:=AVERAGE([.I79:.I88])" office:value-type="percentage" office:value="0.21134" calcext:value-type="percentage">
            <text:p>21,13%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epatitis_1</text:p>
          </table:table-cell>
          <table:table-cell office:value-type="percentage" office:value="0.4833" calcext:value-type="percentage">
            <text:p>48,33%</text:p>
          </table:table-cell>
          <table:table-cell table:number-columns-repeated="3"/>
          <table:table-cell office:value-type="string" calcext:value-type="string">
            <text:p>Horse_1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25" calcext:value-type="percentage">
            <text:p>32,50%</text:p>
          </table:table-cell>
          <table:table-cell/>
        </table:table-row>
        <table:table-row table:style-name="ro1">
          <table:table-cell office:value-type="string" calcext:value-type="string">
            <text:p>Hepatitis_2</text:p>
          </table:table-cell>
          <table:table-cell office:value-type="percentage" office:value="0.5792" calcext:value-type="percentage">
            <text:p>57,92%</text:p>
          </table:table-cell>
          <table:table-cell table:number-columns-repeated="3"/>
          <table:table-cell office:value-type="string" calcext:value-type="string">
            <text:p>Horse_2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3694" calcext:value-type="percentage">
            <text:p>36,94%</text:p>
          </table:table-cell>
          <table:table-cell/>
        </table:table-row>
        <table:table-row table:style-name="ro1">
          <table:table-cell office:value-type="string" calcext:value-type="string">
            <text:p>Hepatitis_3</text:p>
          </table:table-cell>
          <table:table-cell office:value-type="percentage" office:value="0.7958" calcext:value-type="percentage">
            <text:p>79,58%</text:p>
          </table:table-cell>
          <table:table-cell table:number-columns-repeated="3"/>
          <table:table-cell office:value-type="string" calcext:value-type="string">
            <text:p>Horse_3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45" calcext:value-type="percentage">
            <text:p>45,00%</text:p>
          </table:table-cell>
          <table:table-cell/>
        </table:table-row>
        <table:table-row table:style-name="ro1">
          <table:table-cell office:value-type="string" calcext:value-type="string">
            <text:p>Hepatitis_4</text:p>
          </table:table-cell>
          <table:table-cell office:value-type="percentage" office:value="0.4708" calcext:value-type="percentage">
            <text:p>47,08%</text:p>
          </table:table-cell>
          <table:table-cell table:number-columns-repeated="3"/>
          <table:table-cell office:value-type="string" calcext:value-type="string">
            <text:p>Horse_4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417" calcext:value-type="percentage">
            <text:p>34,17%</text:p>
          </table:table-cell>
          <table:table-cell/>
        </table:table-row>
        <table:table-row table:style-name="ro1">
          <table:table-cell office:value-type="string" calcext:value-type="string">
            <text:p>Hepatitis_5</text:p>
          </table:table-cell>
          <table:table-cell office:value-type="percentage" office:value="0.6167" calcext:value-type="percentage">
            <text:p>61,67%</text:p>
          </table:table-cell>
          <table:table-cell table:number-columns-repeated="3"/>
          <table:table-cell office:value-type="string" calcext:value-type="string">
            <text:p>Horse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833" calcext:value-type="percentage">
            <text:p>48,33%</text:p>
          </table:table-cell>
          <table:table-cell/>
        </table:table-row>
        <table:table-row table:style-name="ro1">
          <table:table-cell office:value-type="string" calcext:value-type="string">
            <text:p>Hepatitis_6</text:p>
          </table:table-cell>
          <table:table-cell office:value-type="percentage" office:value="0.3292" calcext:value-type="percentage">
            <text:p>32,92%</text:p>
          </table:table-cell>
          <table:table-cell table:number-columns-repeated="3"/>
          <table:table-cell office:value-type="string" calcext:value-type="string">
            <text:p>Horse_6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972" calcext:value-type="percentage">
            <text:p>39,72%</text:p>
          </table:table-cell>
          <table:table-cell office:value-type="percentage" office:value="0.3889" calcext:value-type="percentage">
            <text:p>38,89%</text:p>
          </table:table-cell>
          <table:table-cell/>
        </table:table-row>
        <table:table-row table:style-name="ro1">
          <table:table-cell office:value-type="string" calcext:value-type="string">
            <text:p>Hepatitis_7</text:p>
          </table:table-cell>
          <table:table-cell office:value-type="percentage" office:value="0.8125" calcext:value-type="percentage">
            <text:p>81,25%</text:p>
          </table:table-cell>
          <table:table-cell table:number-columns-repeated="3"/>
          <table:table-cell office:value-type="string" calcext:value-type="string">
            <text:p>Horse_7</text:p>
          </table:table-cell>
          <table:table-cell office:value-type="percentage" office:value="0.5593" calcext:value-type="percentage">
            <text:p>55,93%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4972" calcext:value-type="percentage">
            <text:p>49,72%</text:p>
          </table:table-cell>
          <table:table-cell/>
        </table:table-row>
        <table:table-row table:style-name="ro1">
          <table:table-cell office:value-type="string" calcext:value-type="string">
            <text:p>Hepatitis_8</text:p>
          </table:table-cell>
          <table:table-cell office:value-type="percentage" office:value="0.7375" calcext:value-type="percentage">
            <text:p>73,75%</text:p>
          </table:table-cell>
          <table:table-cell table:number-columns-repeated="3"/>
          <table:table-cell office:value-type="string" calcext:value-type="string">
            <text:p>Horse_8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4639" calcext:value-type="percentage">
            <text:p>46,39%</text:p>
          </table:table-cell>
          <table:table-cell office:value-type="percentage" office:value="0.4833" calcext:value-type="percentage">
            <text:p>48,33%</text:p>
          </table:table-cell>
          <table:table-cell/>
        </table:table-row>
        <table:table-row table:style-name="ro1">
          <table:table-cell office:value-type="string" calcext:value-type="string">
            <text:p>Hepatitis_9</text:p>
          </table:table-cell>
          <table:table-cell office:value-type="percentage" office:value="0.4708" calcext:value-type="percentage">
            <text:p>47,08%</text:p>
          </table:table-cell>
          <table:table-cell table:number-columns-repeated="3"/>
          <table:table-cell office:value-type="string" calcext:value-type="string">
            <text:p>Horse_9</text:p>
          </table:table-cell>
          <table:table-cell office:value-type="percentage" office:value="0.4861" calcext:value-type="percentage">
            <text:p>48,61%</text:p>
          </table:table-cell>
          <table:table-cell office:value-type="percentage" office:value="0.4028" calcext:value-type="percentage">
            <text:p>40,28%</text:p>
          </table:table-cell>
          <table:table-cell office:value-type="percentage" office:value="0.4083" calcext:value-type="percentage">
            <text:p>40,83%</text:p>
          </table:table-cell>
          <table:table-cell/>
        </table:table-row>
        <table:table-row table:style-name="ro1">
          <table:table-cell office:value-type="string" calcext:value-type="string">
            <text:p>Hepatitis_10</text:p>
          </table:table-cell>
          <table:table-cell office:value-type="percentage" office:value="0.6833" calcext:value-type="percentage">
            <text:p>68,33%</text:p>
          </table:table-cell>
          <table:table-cell table:number-columns-repeated="3"/>
          <table:table-cell office:value-type="string" calcext:value-type="string">
            <text:p>Horse_10</text:p>
          </table:table-cell>
          <table:table-cell office:value-type="percentage" office:value="0.4648" calcext:value-type="percentage">
            <text:p>46,48%</text:p>
          </table:table-cell>
          <table:table-cell office:value-type="percentage" office:value="0.4389" calcext:value-type="percentage">
            <text:p>43,89%</text:p>
          </table:table-cell>
          <table:table-cell office:value-type="percentage" office:value="0.4167" calcext:value-type="percentage">
            <text:p>41,67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92:.B101])" office:value-type="percentage" office:value="0.59791" calcext:value-type="percentage">
            <text:p>59,79%</text:p>
          </table:table-cell>
          <table:table-cell table:style-name="ce48" table:formula="of:=AVERAGE([.C92:.C101])" office:value-type="string" office:string-value="" calcext:value-type="error">
            <text:p>#DIV/0!</text:p>
          </table:table-cell>
          <table:table-cell table:style-name="ce48" table:formula="of:=AVERAGE([.D92:.D101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92:.G101])" office:value-type="percentage" office:value="0.46417" calcext:value-type="percentage">
            <text:p>46,42%</text:p>
          </table:table-cell>
          <table:table-cell table:style-name="ce48" table:formula="of:=AVERAGE([.H92:.H101])" office:value-type="percentage" office:value="0.41805" calcext:value-type="percentage">
            <text:p>41,81%</text:p>
          </table:table-cell>
          <table:table-cell table:style-name="ce48" table:formula="of:=AVERAGE([.I92:.I101])" office:value-type="percentage" office:value="0.41638" calcext:value-type="percentage">
            <text:p>41,64%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043" calcext:value-type="percentage">
            <text:p>0,43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12" calcext:value-type="percentage">
            <text:p>12,00%</text:p>
          </table:table-cell>
          <table:table-cell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943" calcext:value-type="percentage">
            <text:p>9,43%</text:p>
          </table:table-cell>
          <table:table-cell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91" calcext:value-type="percentage">
            <text:p>3,91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71" calcext:value-type="percentage">
            <text:p>13,71%</text:p>
          </table:table-cell>
          <table:table-cell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043" calcext:value-type="percentage">
            <text:p>10,43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971" calcext:value-type="percentage">
            <text:p>9,71%</text:p>
          </table:table-cell>
          <table:table-cell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0217" calcext:value-type="percentage">
            <text:p>2,17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2352" calcext:value-type="percentage">
            <text:p>23,52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457" calcext:value-type="percentage">
            <text:p>14,57%</text:p>
          </table:table-cell>
          <table:table-cell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914" calcext:value-type="percentage">
            <text:p>9,14%</text:p>
          </table:table-cell>
          <table:table-cell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348" calcext:value-type="percentage">
            <text:p>3,48%</text:p>
          </table:table-cell>
          <table:table-cell office:value-type="percentage" office:value="0.0391" calcext:value-type="percentage">
            <text:p>3,91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114" calcext:value-type="percentage">
            <text:p>11,14%</text:p>
          </table:table-cell>
          <table:table-cell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286" calcext:value-type="percentage">
            <text:p>12,86%</text:p>
          </table:table-cell>
          <table:table-cell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43" calcext:value-type="percentage">
            <text:p>0,43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057" calcext:value-type="percentage">
            <text:p>10,57%</text:p>
          </table:table-cell>
          <table:table-cell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087" calcext:value-type="percentage">
            <text:p>0,87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1171" calcext:value-type="percentage">
            <text:p>11,71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05:.B114])" office:value-type="percentage" office:value="0.06767" calcext:value-type="percentage">
            <text:p>6,77%</text:p>
          </table:table-cell>
          <table:table-cell table:style-name="ce48" table:formula="of:=AVERAGE([.C105:.C114])" office:value-type="percentage" office:value="0.03783" calcext:value-type="percentage">
            <text:p>3,78%</text:p>
          </table:table-cell>
          <table:table-cell table:style-name="ce48" table:formula="of:=AVERAGE([.D105:.D114])" office:value-type="percentage" office:value="0.03867" calcext:value-type="percentage">
            <text:p>3,87%</text:p>
          </table:table-cell>
          <table:table-cell/>
          <table:table-cell table:style-name="ce48"/>
          <table:table-cell table:style-name="ce48" table:formula="of:=AVERAGE([.G105:.G114])" office:value-type="percentage" office:value="0.19648" calcext:value-type="percentage">
            <text:p>19,65%</text:p>
          </table:table-cell>
          <table:table-cell table:style-name="ce48" table:formula="of:=AVERAGE([.H105:.H114])" office:value-type="percentage" office:value="0.102" calcext:value-type="percentage">
            <text:p>10,20%</text:p>
          </table:table-cell>
          <table:table-cell table:style-name="ce48" table:formula="of:=AVERAGE([.I105:.I114])" office:value-type="percentage" office:value="0.11484" calcext:value-type="percentage">
            <text:p>11,48%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2294" calcext:value-type="percentage">
            <text:p>22,94%</text:p>
          </table:table-cell>
          <table:table-cell/>
          <table:table-cell office:value-type="string" calcext:value-type="string">
            <text:p>Lymography_1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3143" calcext:value-type="percentage">
            <text:p>31,43%</text:p>
          </table:table-cell>
          <table:table-cell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765" calcext:value-type="percentage">
            <text:p>27,65%</text:p>
          </table:table-cell>
          <table:table-cell/>
          <table:table-cell office:value-type="string" calcext:value-type="string">
            <text:p>Lymography_2</text:p>
          </table:table-cell>
          <table:table-cell office:value-type="percentage" office:value="0.1595" calcext:value-type="percentage">
            <text:p>15,95%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071" calcext:value-type="percentage">
            <text:p>20,71%</text:p>
          </table:table-cell>
          <table:table-cell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882" calcext:value-type="percentage">
            <text:p>28,82%</text:p>
          </table:table-cell>
          <table:table-cell/>
          <table:table-cell office:value-type="string" calcext:value-type="string">
            <text:p>Lymography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214" calcext:value-type="percentage">
            <text:p>22,14%</text:p>
          </table:table-cell>
          <table:table-cell office:value-type="percentage" office:value="0.2286" calcext:value-type="percentage">
            <text:p>22,86%</text:p>
          </table:table-cell>
          <table:table-cell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Lymography_4</text:p>
          </table:table-cell>
          <table:table-cell office:value-type="percentage" office:value="0.1452" calcext:value-type="percentage">
            <text:p>14,52%</text:p>
          </table:table-cell>
          <table:table-cell table:number-columns-repeated="2" office:value-type="percentage" office:value="0.1929" calcext:value-type="percentage">
            <text:p>19,29%</text:p>
          </table:table-cell>
          <table:table-cell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353" calcext:value-type="percentage">
            <text:p>33,53%</text:p>
          </table:table-cell>
          <table:table-cell/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3357" calcext:value-type="percentage">
            <text:p>33,57%</text:p>
          </table:table-cell>
          <table:table-cell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471" calcext:value-type="percentage">
            <text:p>24,71%</text:p>
          </table:table-cell>
          <table:table-cell/>
          <table:table-cell office:value-type="string" calcext:value-type="string">
            <text:p>Lymography_6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857" calcext:value-type="percentage">
            <text:p>38,57%</text:p>
          </table:table-cell>
          <table:table-cell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3382" calcext:value-type="percentage">
            <text:p>33,82%</text:p>
          </table:table-cell>
          <table:table-cell/>
          <table:table-cell office:value-type="string" calcext:value-type="string">
            <text:p>Lymography_7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3286" calcext:value-type="percentage">
            <text:p>32,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206" calcext:value-type="percentage">
            <text:p>32,06%</text:p>
          </table:table-cell>
          <table:table-cell table:number-columns-repeated="2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2"/>
          <table:table-cell office:value-type="string" calcext:value-type="string">
            <text:p>Lymography_9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429" calcext:value-type="percentage">
            <text:p>2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51" calcext:value-type="percentage">
            <text:p>35,10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Lymography_10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1786" calcext:value-type="percentage">
            <text:p>17,86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18:.B127])" office:value-type="percentage" office:value="0.35843" calcext:value-type="percentage">
            <text:p>35,84%</text:p>
          </table:table-cell>
          <table:table-cell table:style-name="ce48" table:formula="of:=AVERAGE([.C118:.C127])" office:value-type="percentage" office:value="0.30825" calcext:value-type="percentage">
            <text:p>30,83%</text:p>
          </table:table-cell>
          <table:table-cell table:style-name="ce48" table:formula="of:=AVERAGE([.D118:.D127])" office:value-type="percentage" office:value="0.301257142857143" calcext:value-type="percentage">
            <text:p>30,13%</text:p>
          </table:table-cell>
          <table:table-cell/>
          <table:table-cell table:style-name="ce48"/>
          <table:table-cell table:style-name="ce48" table:formula="of:=AVERAGE([.G118:.G127])" office:value-type="percentage" office:value="0.23499" calcext:value-type="percentage">
            <text:p>23,50%</text:p>
          </table:table-cell>
          <table:table-cell table:style-name="ce48" table:formula="of:=AVERAGE([.H118:.H127])" office:value-type="percentage" office:value="0.265" calcext:value-type="percentage">
            <text:p>26,50%</text:p>
          </table:table-cell>
          <table:table-cell table:style-name="ce48" table:formula="of:=AVERAGE([.I118:.I127])" office:value-type="percentage" office:value="0.277383333333333" calcext:value-type="percentage">
            <text:p>27,74%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Marketing_1</text:p>
          </table:table-cell>
          <table:table-cell office:value-type="percentage" office:value="0.8098" calcext:value-type="percentage">
            <text:p>80,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229" calcext:value-type="percentage">
            <text:p>22,29%</text:p>
          </table:table-cell>
          <table:table-cell/>
          <table:table-cell office:value-type="string" calcext:value-type="string">
            <text:p>Marketing_2</text:p>
          </table:table-cell>
          <table:table-cell office:value-type="percentage" office:value="0.8176" calcext:value-type="percentage">
            <text:p>81,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458" calcext:value-type="percentage">
            <text:p>14,58%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1602" calcext:value-type="percentage">
            <text:p>16,02%</text:p>
          </table:table-cell>
          <table:table-cell/>
          <table:table-cell office:value-type="string" calcext:value-type="string">
            <text:p>Marketing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566" calcext:value-type="percentage">
            <text:p>15,66%</text:p>
          </table:table-cell>
          <table:table-cell office:value-type="percentage" office:value="0.1675" calcext:value-type="percentage">
            <text:p>16,75%</text:p>
          </table:table-cell>
          <table:table-cell/>
          <table:table-cell office:value-type="string" calcext:value-type="string">
            <text:p>Marketing_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867" calcext:value-type="percentage">
            <text:p>18,67%</text:p>
          </table:table-cell>
          <table:table-cell/>
          <table:table-cell office:value-type="string" calcext:value-type="string">
            <text:p>Marketing_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807" calcext:value-type="percentage">
            <text:p>18,07%</text:p>
          </table:table-cell>
          <table:table-cell office:value-type="percentage" office:value="0.1759" calcext:value-type="percentage">
            <text:p>17,59%</text:p>
          </table:table-cell>
          <table:table-cell/>
          <table:table-cell office:value-type="string" calcext:value-type="string">
            <text:p>Marketing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888" calcext:value-type="percentage">
            <text:p>18,88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Marketing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747" calcext:value-type="percentage">
            <text:p>17,47%</text:p>
          </table:table-cell>
          <table:table-cell table:number-columns-repeated="2"/>
          <table:table-cell office:value-type="string" calcext:value-type="string">
            <text:p>Marketing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807" calcext:value-type="percentage">
            <text:p>18,07%</text:p>
          </table:table-cell>
          <table:table-cell table:number-columns-repeated="2"/>
          <table:table-cell office:value-type="string" calcext:value-type="string">
            <text:p>Marketing_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208" calcext:value-type="percentage">
            <text:p>20,80%</text:p>
          </table:table-cell>
          <table:table-cell office:value-type="percentage" office:value="0.2012" calcext:value-type="percentage">
            <text:p>20,12%</text:p>
          </table:table-cell>
          <table:table-cell table:number-columns-repeated="2"/>
          <table:table-cell office:value-type="string" calcext:value-type="string">
            <text:p>Marketing_10</text:p>
          </table:table-cell>
          <table:table-cell table:number-columns-repeated="4"/>
        </table:table-row>
        <table:table-row table:style-name="ro2">
          <table:table-cell table:style-name="ce48"/>
          <table:table-cell table:style-name="ce48" table:formula="of:=AVERAGE([.B131:.B140])" office:value-type="percentage" office:value="0.1633" calcext:value-type="percentage">
            <text:p>16,33%</text:p>
          </table:table-cell>
          <table:table-cell table:style-name="ce48" table:formula="of:=AVERAGE([.C131:.C140])" office:value-type="percentage" office:value="0.17529" calcext:value-type="percentage">
            <text:p>17,53%</text:p>
          </table:table-cell>
          <table:table-cell table:style-name="ce48" table:formula="of:=AVERAGE([.D131:.D140])" office:value-type="percentage" office:value="0.169466666666667" calcext:value-type="percentage">
            <text:p>16,95%</text:p>
          </table:table-cell>
          <table:table-cell/>
          <table:table-cell table:style-name="ce48"/>
          <table:table-cell table:style-name="ce48" table:formula="of:=AVERAGE([.G131:.G140])" office:value-type="percentage" office:value="0.8137" calcext:value-type="percentage">
            <text:p>81,37%</text:p>
          </table:table-cell>
          <table:table-cell table:style-name="ce48" table:formula="of:=AVERAGE([.H131:.H140])" office:value-type="string" office:string-value="" calcext:value-type="error">
            <text:p>#DIV/0!</text:p>
          </table:table-cell>
          <table:table-cell table:style-name="ce48" table:formula="of:=AVERAGE([.I131:.I140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Optdigits_1</text:p>
          </table:table-cell>
          <table:table-cell office:value-type="percentage" office:value="0.773" calcext:value-type="percentage">
            <text:p>77,30%</text:p>
          </table:table-cell>
          <table:table-cell table:number-columns-repeated="3"/>
          <table:table-cell office:value-type="string" calcext:value-type="string">
            <text:p>Parkinsons_1</text:p>
          </table:table-cell>
          <table:table-cell office:value-type="percentage" office:value="0.1175" calcext:value-type="percentage">
            <text:p>11,75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895" calcext:value-type="percentage">
            <text:p>8,95%</text:p>
          </table:table-cell>
          <table:table-cell/>
        </table:table-row>
        <table:table-row table:style-name="ro1">
          <table:table-cell office:value-type="string" calcext:value-type="string">
            <text:p>Optdigits_2</text:p>
          </table:table-cell>
          <table:table-cell table:number-columns-repeated="4"/>
          <table:table-cell office:value-type="string" calcext:value-type="string">
            <text:p>Parkinsons_2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368" calcext:value-type="percentage">
            <text:p>13,68%</text:p>
          </table:table-cell>
          <table:table-cell office:value-type="percentage" office:value="0.1211" calcext:value-type="percentage">
            <text:p>12,11%</text:p>
          </table:table-cell>
          <table:table-cell/>
        </table:table-row>
        <table:table-row table:style-name="ro1">
          <table:table-cell office:value-type="string" calcext:value-type="string">
            <text:p>Optdigits_3</text:p>
          </table:table-cell>
          <table:table-cell table:number-columns-repeated="4"/>
          <table:table-cell office:value-type="string" calcext:value-type="string">
            <text:p>Parkinsons_3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053" calcext:value-type="percentage">
            <text:p>10,53%</text:p>
          </table:table-cell>
          <table:table-cell/>
        </table:table-row>
        <table:table-row table:style-name="ro1">
          <table:table-cell office:value-type="string" calcext:value-type="string">
            <text:p>Optdigits_4</text:p>
          </table:table-cell>
          <table:table-cell table:number-columns-repeated="4"/>
          <table:table-cell office:value-type="string" calcext:value-type="string">
            <text:p>Parkinsons_4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2105" calcext:value-type="percentage">
            <text:p>21,05%</text:p>
          </table:table-cell>
          <table:table-cell/>
        </table:table-row>
        <table:table-row table:style-name="ro1">
          <table:table-cell office:value-type="string" calcext:value-type="string">
            <text:p>Optdigits_5</text:p>
          </table:table-cell>
          <table:table-cell table:number-columns-repeated="4"/>
          <table:table-cell office:value-type="string" calcext:value-type="string">
            <text:p>Parkinsons_5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474" calcext:value-type="percentage">
            <text:p>24,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6</text:p>
          </table:table-cell>
          <table:table-cell table:number-columns-repeated="4"/>
          <table:table-cell office:value-type="string" calcext:value-type="string">
            <text:p>Parkinsons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368" calcext:value-type="percentage">
            <text:p>13,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7</text:p>
          </table:table-cell>
          <table:table-cell table:number-columns-repeated="4"/>
          <table:table-cell office:value-type="string" calcext:value-type="string">
            <text:p>Parkinsons_7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0842" calcext:value-type="percentage">
            <text:p>8,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8</text:p>
          </table:table-cell>
          <table:table-cell table:number-columns-repeated="4"/>
          <table:table-cell office:value-type="string" calcext:value-type="string">
            <text:p>Parkinsons_8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263" calcext:value-type="percentage">
            <text:p>22,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9</text:p>
          </table:table-cell>
          <table:table-cell table:number-columns-repeated="4"/>
          <table:table-cell office:value-type="string" calcext:value-type="string">
            <text:p>Parkinsons_9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263" calcext:value-type="percentage">
            <text:p>22,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10</text:p>
          </table:table-cell>
          <table:table-cell table:number-columns-repeated="4"/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0684" calcext:value-type="percentage">
            <text:p>6,84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44:.B153])" office:value-type="percentage" office:value="0.773" calcext:value-type="percentage">
            <text:p>77,30%</text:p>
          </table:table-cell>
          <table:table-cell table:style-name="ce48" table:formula="of:=AVERAGE([.C144:.C153])" office:value-type="string" office:string-value="" calcext:value-type="error">
            <text:p>#DIV/0!</text:p>
          </table:table-cell>
          <table:table-cell table:style-name="ce48" table:formula="of:=AVERAGE([.D144:.D15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44:.G153])" office:value-type="percentage" office:value="0.18718" calcext:value-type="percentage">
            <text:p>18,72%</text:p>
          </table:table-cell>
          <table:table-cell table:style-name="ce48" table:formula="of:=AVERAGE([.H144:.H153])" office:value-type="percentage" office:value="0.15315" calcext:value-type="percentage">
            <text:p>15,32%</text:p>
          </table:table-cell>
          <table:table-cell table:style-name="ce48" table:formula="of:=AVERAGE([.I144:.I153])" office:value-type="percentage" office:value="0.1316" calcext:value-type="percentage">
            <text:p>13,16%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Penbased_1</text:p>
          </table:table-cell>
          <table:table-cell office:value-type="percentage" office:value="0.7345" calcext:value-type="percentage">
            <text:p>73,45%</text:p>
          </table:table-cell>
          <table:table-cell table:number-columns-repeated="3"/>
          <table:table-cell office:value-type="string" calcext:value-type="string">
            <text:p>Pima_1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2434" calcext:value-type="percentage">
            <text:p>24,34%</text:p>
          </table:table-cell>
          <table:table-cell/>
        </table:table-row>
        <table:table-row table:style-name="ro1">
          <table:table-cell office:value-type="string" calcext:value-type="string">
            <text:p>Penbased_2</text:p>
          </table:table-cell>
          <table:table-cell table:number-columns-repeated="4"/>
          <table:table-cell office:value-type="string" calcext:value-type="string">
            <text:p>Pima_2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87" calcext:value-type="percentage">
            <text:p>24,87%</text:p>
          </table:table-cell>
          <table:table-cell/>
        </table:table-row>
        <table:table-row table:style-name="ro1">
          <table:table-cell office:value-type="string" calcext:value-type="string">
            <text:p>Penbased_3</text:p>
          </table:table-cell>
          <table:table-cell table:number-columns-repeated="4"/>
          <table:table-cell office:value-type="string" calcext:value-type="string">
            <text:p>Pima_3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211" calcext:value-type="percentage">
            <text:p>22,11%</text:p>
          </table:table-cell>
          <table:table-cell/>
        </table:table-row>
        <table:table-row table:style-name="ro1">
          <table:table-cell office:value-type="string" calcext:value-type="string">
            <text:p>Penbased_4</text:p>
          </table:table-cell>
          <table:table-cell table:number-columns-repeated="4"/>
          <table:table-cell office:value-type="string" calcext:value-type="string">
            <text:p>Pima_4</text:p>
          </table:table-cell>
          <table:table-cell office:value-type="percentage" office:value="0.3461" calcext:value-type="percentage">
            <text:p>34,61%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2908" calcext:value-type="percentage">
            <text:p>29,08%</text:p>
          </table:table-cell>
          <table:table-cell/>
        </table:table-row>
        <table:table-row table:style-name="ro1">
          <table:table-cell office:value-type="string" calcext:value-type="string">
            <text:p>Penbased_5</text:p>
          </table:table-cell>
          <table:table-cell table:number-columns-repeated="4"/>
          <table:table-cell office:value-type="string" calcext:value-type="string">
            <text:p>Pima_5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2737" calcext:value-type="percentage">
            <text:p>27,37%</text:p>
          </table:table-cell>
          <table:table-cell/>
        </table:table-row>
        <table:table-row table:style-name="ro1">
          <table:table-cell office:value-type="string" calcext:value-type="string">
            <text:p>Penbased_6</text:p>
          </table:table-cell>
          <table:table-cell table:number-columns-repeated="4"/>
          <table:table-cell office:value-type="string" calcext:value-type="string">
            <text:p>Pima_6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2145" calcext:value-type="percentage">
            <text:p>21,45%</text:p>
          </table:table-cell>
          <table:table-cell/>
        </table:table-row>
        <table:table-row table:style-name="ro1">
          <table:table-cell office:value-type="string" calcext:value-type="string">
            <text:p>Penbased_7</text:p>
          </table:table-cell>
          <table:table-cell table:number-columns-repeated="4"/>
          <table:table-cell office:value-type="string" calcext:value-type="string">
            <text:p>Pima_7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895" calcext:value-type="percentage">
            <text:p>28,95%</text:p>
          </table:table-cell>
          <table:table-cell/>
        </table:table-row>
        <table:table-row table:style-name="ro1">
          <table:table-cell office:value-type="string" calcext:value-type="string">
            <text:p>Penbased_8</text:p>
          </table:table-cell>
          <table:table-cell table:number-columns-repeated="4"/>
          <table:table-cell office:value-type="string" calcext:value-type="string">
            <text:p>Pima_8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2171" calcext:value-type="percentage">
            <text:p>21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9</text:p>
          </table:table-cell>
          <table:table-cell table:number-columns-repeated="4"/>
          <table:table-cell office:value-type="string" calcext:value-type="string">
            <text:p>Pima_9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2408" calcext:value-type="percentage">
            <text:p>24,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10</text:p>
          </table:table-cell>
          <table:table-cell table:number-columns-repeated="4"/>
          <table:table-cell office:value-type="string" calcext:value-type="string">
            <text:p>Pima_10</text:p>
          </table:table-cell>
          <table:table-cell office:value-type="percentage" office:value="0.3224" calcext:value-type="percentage">
            <text:p>32,24%</text:p>
          </table:table-cell>
          <table:table-cell office:value-type="percentage" office:value="0.2711" calcext:value-type="percentage">
            <text:p>27,11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57:.B166])" office:value-type="percentage" office:value="0.7345" calcext:value-type="percentage">
            <text:p>73,45%</text:p>
          </table:table-cell>
          <table:table-cell table:style-name="ce48" table:formula="of:=AVERAGE([.C157:.C166])" office:value-type="string" office:string-value="" calcext:value-type="error">
            <text:p>#DIV/0!</text:p>
          </table:table-cell>
          <table:table-cell table:style-name="ce48" table:formula="of:=AVERAGE([.D157:.D16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57:.G166])" office:value-type="percentage" office:value="0.34238" calcext:value-type="percentage">
            <text:p>34,24%</text:p>
          </table:table-cell>
          <table:table-cell table:style-name="ce48" table:formula="of:=AVERAGE([.H157:.H166])" office:value-type="percentage" office:value="0.25356" calcext:value-type="percentage">
            <text:p>25,36%</text:p>
          </table:table-cell>
          <table:table-cell table:style-name="ce48" table:formula="of:=AVERAGE([.I157:.I166])" office:value-type="percentage" office:value="0.254528571428571" calcext:value-type="percentage">
            <text:p>25,45%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758" calcext:value-type="percentage">
            <text:p>37,58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435" calcext:value-type="percentage">
            <text:p>34,35%</text:p>
          </table:table-cell>
          <table:table-cell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59" calcext:value-type="percentage">
            <text:p>7,59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2452" calcext:value-type="percentage">
            <text:p>24,52%</text:p>
          </table:table-cell>
          <table:table-cell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728" calcext:value-type="percentage">
            <text:p>7,28%</text:p>
          </table:table-cell>
          <table:table-cell table:number-columns-repeated="2" office:value-type="percentage" office:value="0.0537" calcext:value-type="percentage">
            <text:p>5,3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372" calcext:value-type="percentage">
            <text:p>37,20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258" calcext:value-type="percentage">
            <text:p>32,58%</text:p>
          </table:table-cell>
          <table:table-cell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3269" calcext:value-type="percentage">
            <text:p>32,69%</text:p>
          </table:table-cell>
          <table:table-cell office:value-type="percentage" office:value="0.3113" calcext:value-type="percentage">
            <text:p>31,13%</text:p>
          </table:table-cell>
          <table:table-cell office:value-type="percentage" office:value="0.3" calcext:value-type="percentage">
            <text:p>30,00%</text:p>
          </table:table-cell>
          <table:table-cell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278" calcext:value-type="percentage">
            <text:p>2,78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352" calcext:value-type="percentage">
            <text:p>3,52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81" calcext:value-type="percentage">
            <text:p>30,81%</text:p>
          </table:table-cell>
          <table:table-cell office:value-type="percentage" office:value="0.3032" calcext:value-type="percentage">
            <text:p>30,32%</text:p>
          </table:table-cell>
          <table:table-cell office:value-type="percentage" office:value="0.2855" calcext:value-type="percentage">
            <text:p>28,55%</text:p>
          </table:table-cell>
          <table:table-cell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056" calcext:value-type="percentage">
            <text:p>0,56%</text:p>
          </table:table-cell>
          <table:table-cell office:value-type="percentage" office:value="0.013" calcext:value-type="percentage">
            <text:p>1,30%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2113" calcext:value-type="percentage">
            <text:p>21,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889" calcext:value-type="percentage">
            <text:p>8,89%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113" calcext:value-type="percentage">
            <text:p>21,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889" calcext:value-type="percentage">
            <text:p>8,89%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2758" calcext:value-type="percentage">
            <text:p>27,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315" calcext:value-type="percentage">
            <text:p>3,15%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office:value-type="percentage" office:value="0.2328" calcext:value-type="percentage">
            <text:p>23,28%</text:p>
          </table:table-cell>
          <table:table-cell office:value-type="percentage" office:value="0.1968" calcext:value-type="percentage">
            <text:p>19,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87" calcext:value-type="percentage">
            <text:p>8,70%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office:value-type="percentage" office:value="0.4038" calcext:value-type="percentage">
            <text:p>40,38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70:.B179])" office:value-type="percentage" office:value="0.05333" calcext:value-type="percentage">
            <text:p>5,33%</text:p>
          </table:table-cell>
          <table:table-cell table:style-name="ce48" table:formula="of:=AVERAGE([.C170:.C179])" office:value-type="percentage" office:value="0.05889" calcext:value-type="percentage">
            <text:p>5,89%</text:p>
          </table:table-cell>
          <table:table-cell table:style-name="ce48" table:formula="of:=AVERAGE([.D170:.D179])" office:value-type="percentage" office:value="0.05592" calcext:value-type="percentage">
            <text:p>5,59%</text:p>
          </table:table-cell>
          <table:table-cell/>
          <table:table-cell table:style-name="ce48"/>
          <table:table-cell table:style-name="ce48" table:formula="of:=AVERAGE([.G170:.G179])" office:value-type="percentage" office:value="0.32807" calcext:value-type="percentage">
            <text:p>32,81%</text:p>
          </table:table-cell>
          <table:table-cell table:style-name="ce48" table:formula="of:=AVERAGE([.H170:.H179])" office:value-type="percentage" office:value="0.27226" calcext:value-type="percentage">
            <text:p>27,23%</text:p>
          </table:table-cell>
          <table:table-cell table:style-name="ce48" table:formula="of:=AVERAGE([.I170:.I179])" office:value-type="percentage" office:value="0.3" calcext:value-type="percentage">
            <text:p>30,00%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413" calcext:value-type="percentage">
            <text:p>24,13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283" calcext:value-type="percentage">
            <text:p>42,83%</text:p>
          </table:table-cell>
          <table:table-cell office:value-type="percentage" office:value="0.6424" calcext:value-type="percentage">
            <text:p>64,24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09" calcext:value-type="percentage">
            <text:p>36,09%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739" calcext:value-type="percentage">
            <text:p>27,3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6022" calcext:value-type="percentage">
            <text:p>60,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4794" calcext:value-type="percentage">
            <text:p>47,94%</text:p>
          </table:table-cell>
          <table:table-cell office:value-type="percentage" office:value="0.5515" calcext:value-type="percentage">
            <text:p>55,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283" calcext:value-type="percentage">
            <text:p>22,83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4811" calcext:value-type="percentage">
            <text:p>48,11%</text:p>
          </table:table-cell>
          <table:table-cell office:value-type="percentage" office:value="0.5437" calcext:value-type="percentage">
            <text:p>54,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4908" calcext:value-type="percentage">
            <text:p>49,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3891" calcext:value-type="percentage">
            <text:p>38,91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104" calcext:value-type="percentage">
            <text:p>51,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2913" calcext:value-type="percentage">
            <text:p>29,13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6139" calcext:value-type="percentage">
            <text:p>61,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3391" calcext:value-type="percentage">
            <text:p>33,91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5449" calcext:value-type="percentage">
            <text:p>54,49%</text:p>
          </table:table-cell>
          <table:table-cell office:value-type="percentage" office:value="0.6372" calcext:value-type="percentage">
            <text:p>63,72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aheart_9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2413" calcext:value-type="percentage">
            <text:p>24,13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4629" calcext:value-type="percentage">
            <text:p>46,29%</text:p>
          </table:table-cell>
          <table:table-cell office:value-type="percentage" office:value="0.6264" calcext:value-type="percentage">
            <text:p>62,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4469" calcext:value-type="percentage">
            <text:p>44,69%</text:p>
          </table:table-cell>
          <table:table-cell office:value-type="percentage" office:value="0.6017" calcext:value-type="percentage">
            <text:p>60,17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83:.B192])" office:value-type="percentage" office:value="0.35551" calcext:value-type="percentage">
            <text:p>35,55%</text:p>
          </table:table-cell>
          <table:table-cell table:style-name="ce48" table:formula="of:=AVERAGE([.C183:.C192])" office:value-type="percentage" office:value="0.29608" calcext:value-type="percentage">
            <text:p>29,61%</text:p>
          </table:table-cell>
          <table:table-cell table:style-name="ce48" table:formula="of:=AVERAGE([.D183:.D192])" office:value-type="percentage" office:value="0.2576" calcext:value-type="percentage">
            <text:p>25,76%</text:p>
          </table:table-cell>
          <table:table-cell/>
          <table:table-cell table:style-name="ce48"/>
          <table:table-cell table:style-name="ce48" table:formula="of:=AVERAGE([.G183:.G192])" office:value-type="percentage" office:value="0.47857" calcext:value-type="percentage">
            <text:p>47,86%</text:p>
          </table:table-cell>
          <table:table-cell table:style-name="ce48" table:formula="of:=AVERAGE([.H183:.H192])" office:value-type="percentage" office:value="0.602375" calcext:value-type="percentage">
            <text:p>60,24%</text:p>
          </table:table-cell>
          <table:table-cell table:style-name="ce48" table:formula="of:=AVERAGE([.I183:.I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5" calcext:value-type="percentage">
            <text:p>26,50%</text:p>
          </table:table-cell>
          <table:table-cell/>
          <table:table-cell office:value-type="string" calcext:value-type="string">
            <text:p>Spambase_1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1174" calcext:value-type="percentage">
            <text:p>11,74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65" calcext:value-type="percentage">
            <text:p>26,50%</text:p>
          </table:table-cell>
          <table:table-cell office:value-type="percentage" office:value="0.255" calcext:value-type="percentage">
            <text:p>25,50%</text:p>
          </table:table-cell>
          <table:table-cell/>
          <table:table-cell office:value-type="string" calcext:value-type="string">
            <text:p>Spambase_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215" calcext:value-type="percentage">
            <text:p>21,5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ambase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345" calcext:value-type="percentage">
            <text:p>34,50%</text:p>
          </table:table-cell>
          <table:table-cell table:number-columns-repeated="2"/>
          <table:table-cell office:value-type="string" calcext:value-type="string">
            <text:p>Spambase_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45" calcext:value-type="percentage">
            <text:p>24,50%</text:p>
          </table:table-cell>
          <table:table-cell table:number-columns-repeated="2"/>
          <table:table-cell office:value-type="string" calcext:value-type="string">
            <text:p>Spambase_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7" calcext:value-type="percentage">
            <text:p>27,00%</text:p>
          </table:table-cell>
          <table:table-cell table:number-columns-repeated="2"/>
          <table:table-cell office:value-type="string" calcext:value-type="string">
            <text:p>Spambase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35" calcext:value-type="percentage">
            <text:p>23,50%</text:p>
          </table:table-cell>
          <table:table-cell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Spambase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Spambase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45" calcext:value-type="percentage">
            <text:p>34,50%</text:p>
          </table:table-cell>
          <table:table-cell table:number-columns-repeated="2"/>
          <table:table-cell office:value-type="string" calcext:value-type="string">
            <text:p>Spambase_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05" calcext:value-type="percentage">
            <text:p>20,50%</text:p>
          </table:table-cell>
          <table:table-cell table:number-columns-repeated="2"/>
          <table:table-cell office:value-type="string" calcext:value-type="string">
            <text:p>Spambase_10</text:p>
          </table:table-cell>
          <table:table-cell table:number-columns-repeated="4"/>
        </table:table-row>
        <table:table-row table:style-name="ro2">
          <table:table-cell table:style-name="ce48"/>
          <table:table-cell table:style-name="ce48" table:formula="of:=AVERAGE([.B195:.B204])" office:value-type="percentage" office:value="0.24766" calcext:value-type="percentage">
            <text:p>24,77%</text:p>
          </table:table-cell>
          <table:table-cell table:style-name="ce48" table:formula="of:=AVERAGE([.C195:.C204])" office:value-type="percentage" office:value="0.269" calcext:value-type="percentage">
            <text:p>26,90%</text:p>
          </table:table-cell>
          <table:table-cell table:style-name="ce48" table:formula="of:=AVERAGE([.D195:.D204])" office:value-type="percentage" office:value="0.26" calcext:value-type="percentage">
            <text:p>26,00%</text:p>
          </table:table-cell>
          <table:table-cell/>
          <table:table-cell table:style-name="ce48"/>
          <table:table-cell table:style-name="ce48" table:formula="of:=AVERAGE([.G195:.G204])" office:value-type="percentage" office:value="0.2061" calcext:value-type="percentage">
            <text:p>20,61%</text:p>
          </table:table-cell>
          <table:table-cell table:style-name="ce48" table:formula="of:=AVERAGE([.H195:.H204])" office:value-type="percentage" office:value="0.1174" calcext:value-type="percentage">
            <text:p>11,74%</text:p>
          </table:table-cell>
          <table:table-cell table:style-name="ce48" table:formula="of:=AVERAGE([.I195:.I20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623" calcext:value-type="percentage">
            <text:p>46,23%</text:p>
          </table:table-cell>
          <table:table-cell office:value-type="percentage" office:value="0.4605" calcext:value-type="percentage">
            <text:p>46,05%</text:p>
          </table:table-cell>
          <table:table-cell table:number-columns-repeated="2"/>
          <table:table-cell office:value-type="string" calcext:value-type="string">
            <text:p>Student_1</text:p>
          </table:table-cell>
          <table:table-cell office:value-type="percentage" office:value="0.0917" calcext:value-type="percentage">
            <text:p>9,17%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08" calcext:value-type="percentage">
            <text:p>8,00%</text:p>
          </table:table-cell>
          <table:table-cell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84" calcext:value-type="percentage">
            <text:p>48,40%</text:p>
          </table:table-cell>
          <table:table-cell table:number-columns-repeated="2"/>
          <table:table-cell office:value-type="string" calcext:value-type="string">
            <text:p>Student_2</text:p>
          </table:table-cell>
          <table:table-cell office:value-type="percentage" office:value="0.0442" calcext:value-type="percentage">
            <text:p>4,42%</text:p>
          </table:table-cell>
          <table:table-cell office:value-type="percentage" office:value="0.0125" calcext:value-type="percentage">
            <text:p>1,25%</text:p>
          </table:table-cell>
          <table:table-cell office:value-type="percentage" office:value="0.0175" calcext:value-type="percentage">
            <text:p>1,75%</text:p>
          </table:table-cell>
          <table:table-cell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59" calcext:value-type="percentage">
            <text:p>45,90%</text:p>
          </table:table-cell>
          <table:table-cell table:number-columns-repeated="2"/>
          <table:table-cell office:value-type="string" calcext:value-type="string">
            <text:p>Student_3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95" calcext:value-type="percentage">
            <text:p>45,95%</text:p>
          </table:table-cell>
          <table:table-cell office:value-type="percentage" office:value="0.465" calcext:value-type="percentage">
            <text:p>46,50%</text:p>
          </table:table-cell>
          <table:table-cell table:number-columns-repeated="2"/>
          <table:table-cell office:value-type="string" calcext:value-type="string">
            <text:p>Student_4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275" calcext:value-type="percentage">
            <text:p>2,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64" calcext:value-type="percentage">
            <text:p>46,40%</text:p>
          </table:table-cell>
          <table:table-cell table:number-columns-repeated="2"/>
          <table:table-cell office:value-type="string" calcext:value-type="string">
            <text:p>Student_5</text:p>
          </table:table-cell>
          <table:table-cell office:value-type="percentage" office:value="0.0958" calcext:value-type="percentage">
            <text:p>9,58%</text:p>
          </table:table-cell>
          <table:table-cell office:value-type="percentage" office:value="0.085" calcext:value-type="percentage">
            <text:p>8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72" calcext:value-type="percentage">
            <text:p>47,72%</text:p>
          </table:table-cell>
          <table:table-cell table:number-columns-repeated="3"/>
          <table:table-cell office:value-type="string" calcext:value-type="string">
            <text:p>Student_6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75" calcext:value-type="percentage">
            <text:p>7,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803" calcext:value-type="percentage">
            <text:p>48,03%</text:p>
          </table:table-cell>
          <table:table-cell table:number-columns-repeated="3"/>
          <table:table-cell office:value-type="string" calcext:value-type="string">
            <text:p>Student_7</text:p>
          </table:table-cell>
          <table:table-cell office:value-type="percentage" office:value="0.0508" calcext:value-type="percentage">
            <text:p>5,08%</text:p>
          </table:table-cell>
          <table:table-cell office:value-type="percentage" office:value="0.06" calcext:value-type="percentage">
            <text:p>6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457" calcext:value-type="percentage">
            <text:p>45,70%</text:p>
          </table:table-cell>
          <table:table-cell table:number-columns-repeated="2"/>
          <table:table-cell office:value-type="string" calcext:value-type="string">
            <text:p>Student_8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4" calcext:value-type="percentage">
            <text:p>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632" calcext:value-type="percentage">
            <text:p>46,32%</text:p>
          </table:table-cell>
          <table:table-cell office:value-type="percentage" office:value="0.4495" calcext:value-type="percentage">
            <text:p>44,95%</text:p>
          </table:table-cell>
          <table:table-cell table:number-columns-repeated="2"/>
          <table:table-cell office:value-type="string" calcext:value-type="string">
            <text:p>Student_9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675" calcext:value-type="percentage">
            <text:p>6,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436" calcext:value-type="percentage">
            <text:p>43,60%</text:p>
          </table:table-cell>
          <table:table-cell table:number-columns-repeated="2"/>
          <table:table-cell office:value-type="string" calcext:value-type="string">
            <text:p>Student_10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5" calcext:value-type="percentage">
            <text:p>5,5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07:.B216])" office:value-type="percentage" office:value="0.46242" calcext:value-type="percentage">
            <text:p>46,24%</text:p>
          </table:table-cell>
          <table:table-cell table:style-name="ce48" table:formula="of:=AVERAGE([.C207:.C216])" office:value-type="percentage" office:value="0.459375" calcext:value-type="percentage">
            <text:p>45,94%</text:p>
          </table:table-cell>
          <table:table-cell table:style-name="ce48" table:formula="of:=AVERAGE([.D207:.D21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07:.G216])" office:value-type="percentage" office:value="0.06226" calcext:value-type="percentage">
            <text:p>6,23%</text:p>
          </table:table-cell>
          <table:table-cell table:style-name="ce48" table:formula="of:=AVERAGE([.H207:.H216])" office:value-type="percentage" office:value="0.05775" calcext:value-type="percentage">
            <text:p>5,78%</text:p>
          </table:table-cell>
          <table:table-cell table:style-name="ce48" table:formula="of:=AVERAGE([.I207:.I216])" office:value-type="percentage" office:value="0.04875" calcext:value-type="percentage">
            <text:p>4,88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Texture_1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7844" calcext:value-type="percentage">
            <text:p>78,44%</text:p>
          </table:table-cell>
          <table:table-cell table:number-columns-repeated="2"/>
          <table:table-cell office:value-type="string" calcext:value-type="string">
            <text:p>Transfusion_1</text:p>
          </table:table-cell>
          <table:table-cell office:value-type="percentage" office:value="0.2077" calcext:value-type="percentage">
            <text:p>20,77%</text:p>
          </table:table-cell>
          <table:table-cell office:value-type="percentage" office:value="0.2149" calcext:value-type="percentage">
            <text:p>21,49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xture_2</text:p>
          </table:table-cell>
          <table:table-cell table:number-columns-repeated="4"/>
          <table:table-cell office:value-type="string" calcext:value-type="string">
            <text:p>Transfusion_2</text:p>
          </table:table-cell>
          <table:table-cell table:number-columns-repeated="2" office:value-type="percentage" office:value="0.2716" calcext:value-type="percentage">
            <text:p>27,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3</text:p>
          </table:table-cell>
          <table:table-cell table:number-columns-repeated="4"/>
          <table:table-cell office:value-type="string" calcext:value-type="string">
            <text:p>Transfusion_3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405" calcext:value-type="percentage">
            <text:p>14,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4</text:p>
          </table:table-cell>
          <table:table-cell table:number-columns-repeated="4"/>
          <table:table-cell office:value-type="string" calcext:value-type="string">
            <text:p>Transfusion_4</text:p>
          </table:table-cell>
          <table:table-cell office:value-type="percentage" office:value="0.2248" calcext:value-type="percentage">
            <text:p>22,48%</text:p>
          </table:table-cell>
          <table:table-cell office:value-type="percentage" office:value="0.2054" calcext:value-type="percentage">
            <text:p>20,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5</text:p>
          </table:table-cell>
          <table:table-cell table:number-columns-repeated="4"/>
          <table:table-cell office:value-type="string" calcext:value-type="string">
            <text:p>Transfusion_5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554" calcext:value-type="percentage">
            <text:p>25,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6</text:p>
          </table:table-cell>
          <table:table-cell table:number-columns-repeated="4"/>
          <table:table-cell office:value-type="string" calcext:value-type="string">
            <text:p>Transfusion_6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1797" calcext:value-type="percentage">
            <text:p>17,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7</text:p>
          </table:table-cell>
          <table:table-cell table:number-columns-repeated="4"/>
          <table:table-cell office:value-type="string" calcext:value-type="string">
            <text:p>Transfusion_7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5" calcext:value-type="percentage">
            <text:p>2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8</text:p>
          </table:table-cell>
          <table:table-cell table:number-columns-repeated="4"/>
          <table:table-cell office:value-type="string" calcext:value-type="string">
            <text:p>Transfusion_8</text:p>
          </table:table-cell>
          <table:table-cell office:value-type="percentage" office:value="0.2703" calcext:value-type="percentage">
            <text:p>27,03%</text:p>
          </table:table-cell>
          <table:table-cell office:value-type="percentage" office:value="0.2662" calcext:value-type="percentage">
            <text:p>26,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9</text:p>
          </table:table-cell>
          <table:table-cell table:number-columns-repeated="4"/>
          <table:table-cell office:value-type="string" calcext:value-type="string">
            <text:p>Transfusion_9</text:p>
          </table:table-cell>
          <table:table-cell office:value-type="percentage" office:value="0.205" calcext:value-type="percentage">
            <text:p>20,50%</text:p>
          </table:table-cell>
          <table:table-cell office:value-type="percentage" office:value="0.1865" calcext:value-type="percentage">
            <text:p>18,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10</text:p>
          </table:table-cell>
          <table:table-cell table:number-columns-repeated="4"/>
          <table:table-cell office:value-type="string" calcext:value-type="string">
            <text:p>Transfusion_10</text:p>
          </table:table-cell>
          <table:table-cell table:number-columns-repeated="2" office:value-type="percentage" office:value="0.25" calcext:value-type="percentage">
            <text:p>25,0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19:.B228])" office:value-type="percentage" office:value="0.1762" calcext:value-type="percentage">
            <text:p>17,62%</text:p>
          </table:table-cell>
          <table:table-cell table:style-name="ce48" table:formula="of:=AVERAGE([.C219:.C228])" office:value-type="percentage" office:value="0.7844" calcext:value-type="percentage">
            <text:p>78,44%</text:p>
          </table:table-cell>
          <table:table-cell table:style-name="ce48" table:formula="of:=AVERAGE([.D219:.D228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19:.G228])" office:value-type="percentage" office:value="0.22966" calcext:value-type="percentage">
            <text:p>22,97%</text:p>
          </table:table-cell>
          <table:table-cell table:style-name="ce48" table:formula="of:=AVERAGE([.H219:.H228])" office:value-type="percentage" office:value="0.22202" calcext:value-type="percentage">
            <text:p>22,20%</text:p>
          </table:table-cell>
          <table:table-cell table:style-name="ce48" table:formula="of:=AVERAGE([.I219:.I2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714" calcext:value-type="percentage">
            <text:p>7,14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1471" calcext:value-type="percentage">
            <text:p>14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1321" calcext:value-type="percentage">
            <text:p>13,21%</text:p>
          </table:table-cell>
          <table:table-cell office:value-type="percentage" office:value="0.1071" calcext:value-type="percentage">
            <text:p>10,71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1588" calcext:value-type="percentage">
            <text:p>15,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429" calcext:value-type="percentage">
            <text:p>4,29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0824" calcext:value-type="percentage">
            <text:p>8,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411" calcext:value-type="percentage">
            <text:p>4,11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0235" calcext:value-type="percentage">
            <text:p>2,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429" calcext:value-type="percentage">
            <text:p>4,29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118" calcext:value-type="percentage">
            <text:p>11,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86" calcext:value-type="percentage">
            <text:p>7,86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0823" calcext:value-type="percentage">
            <text:p>8,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375" calcext:value-type="percentage">
            <text:p>3,75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471" calcext:value-type="percentage">
            <text:p>14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0875" calcext:value-type="percentage">
            <text:p>8,75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1529" calcext:value-type="percentage">
            <text:p>15,29%</text:p>
          </table:table-cell>
          <table:table-cell office:value-type="percentage" office:value="0.1294" calcext:value-type="percentage">
            <text:p>12,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589" calcext:value-type="percentage">
            <text:p>5,89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232" calcext:value-type="percentage">
            <text:p>2,32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1471" calcext:value-type="percentage">
            <text:p>14,71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31:.B240])" office:value-type="percentage" office:value="0.09416" calcext:value-type="percentage">
            <text:p>9,42%</text:p>
          </table:table-cell>
          <table:table-cell table:style-name="ce48" table:formula="of:=AVERAGE([.C231:.C240])" office:value-type="percentage" office:value="0.05911" calcext:value-type="percentage">
            <text:p>5,91%</text:p>
          </table:table-cell>
          <table:table-cell table:style-name="ce48" table:formula="of:=AVERAGE([.D231:.D240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31:.G240])" office:value-type="percentage" office:value="0.24509" calcext:value-type="percentage">
            <text:p>24,51%</text:p>
          </table:table-cell>
          <table:table-cell table:style-name="ce48" table:formula="of:=AVERAGE([.H231:.H240])" office:value-type="percentage" office:value="0.11295" calcext:value-type="percentage">
            <text:p>11,30%</text:p>
          </table:table-cell>
          <table:table-cell table:style-name="ce48" table:formula="of:=AVERAGE([.I231:.I240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0833" calcext:value-type="percentage">
            <text:p>8,33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office:value-type="percentage" office:value="0.6213" calcext:value-type="percentage">
            <text:p>62,13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0767" calcext:value-type="percentage">
            <text:p>7,67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47" calcext:value-type="percentage">
            <text:p>47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08" calcext:value-type="percentage">
            <text:p>8,00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office:value-type="percentage" office:value="0.646" calcext:value-type="percentage">
            <text:p>64,60%</text:p>
          </table:table-cell>
          <table:table-cell office:value-type="percentage" office:value="0.464" calcext:value-type="percentage">
            <text:p>46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office:value-type="percentage" office:value="0.658" calcext:value-type="percentage">
            <text:p>65,80%</text:p>
          </table:table-cell>
          <table:table-cell office:value-type="percentage" office:value="0.476" calcext:value-type="percentage">
            <text:p>47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0767" calcext:value-type="percentage">
            <text:p>7,67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528" calcext:value-type="percentage">
            <text:p>52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0633" calcext:value-type="percentage">
            <text:p>6,33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office:value-type="percentage" office:value="0.5987" calcext:value-type="percentage">
            <text:p>59,87%</text:p>
          </table:table-cell>
          <table:table-cell office:value-type="percentage" office:value="0.48" calcext:value-type="percentage">
            <text:p>48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0567" calcext:value-type="percentage">
            <text:p>5,67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45" calcext:value-type="percentage">
            <text:p>4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1" calcext:value-type="percentage">
            <text:p>11,00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office:value-type="percentage" office:value="0.628" calcext:value-type="percentage">
            <text:p>62,80%</text:p>
          </table:table-cell>
          <table:table-cell office:value-type="percentage" office:value="0.494" calcext:value-type="percentage">
            <text:p>49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0433" calcext:value-type="percentage">
            <text:p>4,33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office:value-type="percentage" office:value="0.6393" calcext:value-type="percentage">
            <text:p>63,93%</text:p>
          </table:table-cell>
          <table:table-cell office:value-type="percentage" office:value="0.524" calcext:value-type="percentage">
            <text:p>52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04" calcext:value-type="percentage">
            <text:p>4,00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office:value-type="percentage" office:value="0.6607" calcext:value-type="percentage">
            <text:p>66,07%</text:p>
          </table:table-cell>
          <table:table-cell office:value-type="percentage" office:value="0.476" calcext:value-type="percentage">
            <text:p>47,6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44:.B253])" office:value-type="percentage" office:value="0.22456" calcext:value-type="percentage">
            <text:p>22,46%</text:p>
          </table:table-cell>
          <table:table-cell table:style-name="ce48" table:formula="of:=AVERAGE([.C244:.C253])" office:value-type="percentage" office:value="0.07333" calcext:value-type="percentage">
            <text:p>7,33%</text:p>
          </table:table-cell>
          <table:table-cell table:style-name="ce48" table:formula="of:=AVERAGE([.D244:.D25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44:.G253])" office:value-type="percentage" office:value="0.64693" calcext:value-type="percentage">
            <text:p>64,69%</text:p>
          </table:table-cell>
          <table:table-cell table:style-name="ce48" table:formula="of:=AVERAGE([.H244:.H253])" office:value-type="percentage" office:value="0.4862" calcext:value-type="percentage">
            <text:p>48,62%</text:p>
          </table:table-cell>
          <table:table-cell table:style-name="ce48" table:formula="of:=AVERAGE([.I244:.I25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zo_nf_s_1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056" calcext:value-type="percentage">
            <text:p>5,60%</text:p>
          </table:table-cell>
          <table:table-cell table:number-columns-repeated="2"/>
          <table:table-cell office:value-type="string" calcext:value-type="string">
            <text:p>zonf_s_1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26" calcext:value-type="percentage">
            <text:p>2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2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078" calcext:value-type="percentage">
            <text:p>7,80%</text:p>
          </table:table-cell>
          <table:table-cell table:number-columns-repeated="2"/>
          <table:table-cell office:value-type="string" calcext:value-type="string">
            <text:p>zonf_s_2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" calcext:value-type="percentage">
            <text:p>3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3</text:p>
          </table:table-cell>
          <table:table-cell office:value-type="percentage" office:value="0.236" calcext:value-type="percentage">
            <text:p>23,60%</text:p>
          </table:table-cell>
          <table:table-cell office:value-type="percentage" office:value="0.054" calcext:value-type="percentage">
            <text:p>5,40%</text:p>
          </table:table-cell>
          <table:table-cell table:number-columns-repeated="2"/>
          <table:table-cell office:value-type="string" calcext:value-type="string">
            <text:p>zonf_s_3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06" calcext:value-type="percentage">
            <text:p>0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4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056" calcext:value-type="percentage">
            <text:p>5,60%</text:p>
          </table:table-cell>
          <table:table-cell table:number-columns-repeated="2"/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.004" calcext:value-type="percentage">
            <text:p>0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5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32" calcext:value-type="percentage">
            <text:p>3,20%</text:p>
          </table:table-cell>
          <table:table-cell table:number-columns-repeated="2"/>
          <table:table-cell office:value-type="string" calcext:value-type="string">
            <text:p>zonf_s_5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14" calcext:value-type="percentage">
            <text:p>1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6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068" calcext:value-type="percentage">
            <text:p>6,80%</text:p>
          </table:table-cell>
          <table:table-cell table:number-columns-repeated="2"/>
          <table:table-cell office:value-type="string" calcext:value-type="string">
            <text:p>zonf_s_6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58" calcext:value-type="percentage">
            <text:p>5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7</text:p>
          </table:table-cell>
          <table:table-cell office:value-type="percentage" office:value="0.2153" calcext:value-type="percentage">
            <text:p>21,53%</text:p>
          </table:table-cell>
          <table:table-cell office:value-type="percentage" office:value="0.088" calcext:value-type="percentage">
            <text:p>8,80%</text:p>
          </table:table-cell>
          <table:table-cell table:number-columns-repeated="2"/>
          <table:table-cell office:value-type="string" calcext:value-type="string">
            <text:p>zo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6" calcext:value-type="percentage">
            <text:p>2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8</text:p>
          </table:table-cell>
          <table:table-cell office:value-type="percentage" office:value="0.2207" calcext:value-type="percentage">
            <text:p>22,07%</text:p>
          </table:table-cell>
          <table:table-cell office:value-type="percentage" office:value="0.126" calcext:value-type="percentage">
            <text:p>12,60%</text:p>
          </table:table-cell>
          <table:table-cell table:number-columns-repeated="2"/>
          <table:table-cell office:value-type="string" calcext:value-type="string">
            <text:p>zonf_s_8</text:p>
          </table:table-cell>
          <table:table-cell office:value-type="percentage" office:value="0.0513" calcext:value-type="percentage">
            <text:p>5,13%</text:p>
          </table:table-cell>
          <table:table-cell office:value-type="percentage" office:value="0.03" calcext:value-type="percentage">
            <text:p>3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9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088" calcext:value-type="percentage">
            <text:p>8,80%</text:p>
          </table:table-cell>
          <table:table-cell table:number-columns-repeated="2"/>
          <table:table-cell office:value-type="string" calcext:value-type="string">
            <text:p>zonf_s_9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06" calcext:value-type="percentage">
            <text:p>0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10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64" calcext:value-type="percentage">
            <text:p>6,40%</text:p>
          </table:table-cell>
          <table:table-cell table:number-columns-repeated="2"/>
          <table:table-cell office:value-type="string" calcext:value-type="string">
            <text:p>zonf_s_10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1" calcext:value-type="percentage">
            <text:p>1,0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56:.B265])" office:value-type="percentage" office:value="0.22341" calcext:value-type="percentage">
            <text:p>22,34%</text:p>
          </table:table-cell>
          <table:table-cell table:style-name="ce48" table:formula="of:=AVERAGE([.C256:.C265])" office:value-type="percentage" office:value="0.071" calcext:value-type="percentage">
            <text:p>7,10%</text:p>
          </table:table-cell>
          <table:table-cell table:style-name="ce48" table:formula="of:=AVERAGE([.D256:.D265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56:.G265])" office:value-type="percentage" office:value="0.03427" calcext:value-type="percentage">
            <text:p>3,43%</text:p>
          </table:table-cell>
          <table:table-cell table:style-name="ce48" table:formula="of:=AVERAGE([.H256:.H265])" office:value-type="percentage" office:value="0.021" calcext:value-type="percentage">
            <text:p>2,10%</text:p>
          </table:table-cell>
          <table:table-cell table:style-name="ce48" table:formula="of:=AVERAGE([.I256:.I26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 table:number-columns-repeated="4"/>
          <table:table-cell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3" calcext:value-type="percentage">
            <text:p>13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2" calcext:value-type="percentage">
            <text:p>22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27" calcext:value-type="percentage">
            <text:p>2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3" calcext:value-type="percentage">
            <text:p>13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12" calcext:value-type="percentage">
            <text:p>12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1" calcext:value-type="percentage">
            <text:p>1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26" calcext:value-type="percentage">
            <text:p>26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" calcext:value-type="percentage">
            <text:p>3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6" calcext:value-type="percentage">
            <text:p>16,00%</text:p>
          </table:table-cell>
          <table:table-cell table:number-columns-repeated="7"/>
        </table:table-row>
        <table:table-row table:style-name="ro2">
          <table:table-cell table:style-name="ce48"/>
          <table:table-cell table:style-name="ce48" table:formula="of:=AVERAGE([.B268:.B277])" office:value-type="percentage" office:value="0.081" calcext:value-type="percentage">
            <text:p>8,10%</text:p>
          </table:table-cell>
          <table:table-cell table:style-name="ce48" table:formula="of:=AVERAGE([.C268:.C277])" office:value-type="percentage" office:value="0.141" calcext:value-type="percentage">
            <text:p>14,10%</text:p>
          </table:table-cell>
          <table:table-cell table:style-name="ce48" table:formula="of:=AVERAGE([.D268:.D277])" office:value-type="string" office:string-value="" calcext:value-type="error">
            <text:p>#DIV/0!</text:p>
          </table:table-cell>
          <table:table-cell/>
          <table:table-cell table:style-name="ce48" table:number-columns-repeated="4"/>
          <table: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ce10"/>
          <table:table-cell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81:.B29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281:.G290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 table:number-rows-repeated="2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95:.B30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295:.G304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08:.B317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08:.G317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21:.B33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21:.G330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Fy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34:.B343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34:.G343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47:.B356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47:.G356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Lw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60:.B369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60:.G369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73:.B382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73:.G382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QU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86:.B395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86:.G395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99:.B408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99:.G408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12:.B421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412:.G421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1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2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3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4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5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6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7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8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9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10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25:.B43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number-columns-repeated="2"/>
          <table:table-cell table:style-name="Default" table:number-columns-repeated="2"/>
        </table:table-row>
      </table:table>
      <table:table table:name="NEURAL_AVERAGES" table:style-name="ta1">
        <table:table-column table:style-name="co7" table:default-cell-style-name="Default"/>
        <table:table-column table:style-name="co2" table:number-columns-repeated="3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2" table:default-cell-style-name="ce10"/>
        <table:table-column table:style-name="co12" table:default-cell-style-name="ce10"/>
        <table:table-column table:style-name="co2" table:number-columns-repeated="16374" table:default-cell-style-name="Default"/>
        <table:table-row table:style-name="ro2">
          <table:table-cell/>
          <table:table-cell table:style-name="ce18" office:value-type="string" calcext:value-type="string" table:number-columns-spanned="9" table:number-rows-spanned="1">
            <text:p>CLASSIFICATION DATASETS</text:p>
          </table:table-cell>
          <table:covered-table-cell table:number-columns-repeated="8" table:style-name="Default"/>
          <table:table-cell table:number-columns-repeated="16374"/>
        </table:table-row>
        <table:table-row table:style-name="ro1">
          <table:table-cell table:style-name="ce17" office:value-type="string" calcext:value-type="string">
            <text:p>DATASET</text:p>
          </table:table-cell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BFGS</text:p>
          </table:table-cell>
          <table:table-cell table:style-name="ce17" office:value-type="string" calcext:value-type="string">
            <text:p>GENETIC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RULE_CROSS</text:p>
          </table:table-cell>
          <table:table-cell table:style-name="ce17" office:value-type="string" calcext:value-type="string">
            <text:p>NNC_SIMAN</text:p>
          </table:table-cell>
          <table:table-cell table:style-name="ce20" table:number-columns-repeated="16376"/>
        </table:table-row>
        <table:table-row table:style-name="ro3">
          <table:table-cell office:value-type="string" calcext:value-type="string">
            <text:p>Appendicitis</text:p>
          </table:table-cell>
          <table:table-cell office:value-type="percentage" office:value="0.1273" calcext:value-type="percentage">
            <text:p>12,7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1577" calcext:value-type="percentage">
            <text:p>15,77%</text:p>
          </table:table-cell>
          <table:table-cell office:value-type="percentage" office:value="0.156" calcext:value-type="percentage">
            <text:p>15,60%</text:p>
          </table:table-cell>
          <table:table-cell office:value-type="percentage" office:value="0.158" calcext:value-type="percentage">
            <text:p>15,8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3346" calcext:value-type="percentage">
            <text:p>33,46%</text:p>
          </table:table-cell>
          <table:table-cell office:value-type="percentage" office:value="0.3574" calcext:value-type="percentage">
            <text:p>35,74%</text:p>
          </table:table-cell>
          <table:table-cell office:value-type="percentage" office:value="0.367" calcext:value-type="percentage">
            <text:p>36,70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459" calcext:value-type="percentage">
            <text:p>14,5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891" calcext:value-type="percentage">
            <text:p>8,91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652" calcext:value-type="percentage">
            <text:p>16,52%</text:p>
          </table:table-cell>
          <table:table-cell office:value-type="percentage" office:value="0.1198" calcext:value-type="percentage">
            <text:p>11,9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3534" calcext:value-type="percentage">
            <text:p>35,34%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3589" calcext:value-type="percentage">
            <text:p>35,8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ircular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982" calcext:value-type="percentage">
            <text:p>9,82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6502" calcext:value-type="percentage">
            <text:p>65,02%</text:p>
          </table:table-cell>
          <table:table-cell office:value-type="percentage" office:value="0.742" calcext:value-type="percentage">
            <text:p>74,20%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552" calcext:value-type="percentage">
            <text:p>45,52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6209" calcext:value-type="percentage">
            <text:p>62,09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2178" calcext:value-type="percentage">
            <text:p>21,78%</text:p>
          </table:table-cell>
          <table:table-cell office:value-type="percentage" office:value="0.267" calcext:value-type="percentage">
            <text:p>26,70%</text:p>
          </table:table-cell>
          <table:table-cell office:value-type="percentage" office:value="0.3663" calcext:value-type="percentage">
            <text:p>36,63%</text:p>
          </table:table-cell>
          <table:table-cell office:value-type="percentage" office:value="0.3569" calcext:value-type="percentage">
            <text:p>35,6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Ecoli</text:p>
          </table:table-cell>
          <table:table-cell office:value-type="percentage" office:value="0.5899" calcext:value-type="percentage">
            <text:p>58,99%</text:p>
          </table:table-cell>
          <table:table-cell office:value-type="percentage" office:value="0.7015" calcext:value-type="percentage">
            <text:p>70,15%</text:p>
          </table:table-cell>
          <table:table-cell office:value-type="percentage" office:value="0.5581" calcext:value-type="percentage">
            <text:p>55,81%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5555" calcext:value-type="percentage">
            <text:p>55,55%</text:p>
          </table:table-cell>
          <table:table-cell office:value-type="percentage" office:value="0.5473" calcext:value-type="percentage">
            <text:p>54,7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ert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677" calcext:value-type="percentage">
            <text:p>16,77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29" calcext:value-type="percentage">
            <text:p>12,9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8616" calcext:value-type="percentage">
            <text:p>86,16%</text:p>
          </table:table-cell>
          <table:table-cell office:value-type="percentage" office:value="0.5382" calcext:value-type="percentage">
            <text:p>53,82%</text:p>
          </table:table-cell>
          <table:table-cell office:value-type="percentage" office:value="0.5624" calcext:value-type="percentage">
            <text:p>56,24%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57" calcext:value-type="percentage">
            <text:p>57,0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aberman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3159" calcext:value-type="percentage">
            <text:p>31,59%</text:p>
          </table:table-cell>
          <table:table-cell office:value-type="percentage" office:value="0.2748" calcext:value-type="percentage">
            <text:p>27,48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76" calcext:value-type="percentage">
            <text:p>27,60%</text:p>
          </table:table-cell>
          <table:table-cell office:value-type="percentage" office:value="0.273" calcext:value-type="percentage">
            <text:p>27,3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6008" calcext:value-type="percentage">
            <text:p>60,08%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687" calcext:value-type="percentage">
            <text:p>36,8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3223" calcext:value-type="percentage">
            <text:p>32,2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4308" calcext:value-type="percentage">
            <text:p>43,08%</text:p>
          </table:table-cell>
          <table:table-cell office:value-type="percentage" office:value="0.2805" calcext:value-type="percentage">
            <text:p>28,05%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2241" calcext:value-type="percentage">
            <text:p>22,41%</text:p>
          </table:table-cell>
          <table:table-cell office:value-type="percentage" office:value="0.2119" calcext:value-type="percentage">
            <text:p>21,1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eartAttack</text:p>
          </table:table-cell>
          <table:table-cell office:value-type="percentage" office:value="0.3258" calcext:value-type="percentage">
            <text:p>32,58%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015" calcext:value-type="percentage">
            <text:p>20,15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2113" calcext:value-type="percentage">
            <text:p>21,1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orse</text:p>
          </table:table-cell>
          <table:table-cell office:value-type="percentage" office:value="0.4113" calcext:value-type="percentage">
            <text:p>41,13%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642" calcext:value-type="percentage">
            <text:p>46,42%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4181" calcext:value-type="percentage">
            <text:p>41,81%</text:p>
          </table:table-cell>
          <table:table-cell office:value-type="percentage" office:value="0.4164" calcext:value-type="percentage">
            <text:p>41,6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372" calcext:value-type="percentage">
            <text:p>3,72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165" calcext:value-type="percentage">
            <text:p>11,65%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055" calcext:value-type="percentage">
            <text:p>10,55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1148" calcext:value-type="percentage">
            <text:p>11,4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3132" calcext:value-type="percentage">
            <text:p>31,32%</text:p>
          </table:table-cell>
          <table:table-cell office:value-type="percentage" office:value="0.4155" calcext:value-type="percentage">
            <text:p>41,55%</text:p>
          </table:table-cell>
          <table:table-cell office:value-type="percentage" office:value="0.3584" calcext:value-type="percentage">
            <text:p>35,84%</text:p>
          </table:table-cell>
          <table:table-cell office:value-type="percentage" office:value="0.3292" calcext:value-type="percentage">
            <text:p>32,92%</text:p>
          </table:table-cell>
          <table:table-cell office:value-type="percentage" office:value="0.3083" calcext:value-type="percentage">
            <text:p>30,8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2664" calcext:value-type="percentage">
            <text:p>26,64%</text:p>
          </table:table-cell>
          <table:table-cell office:value-type="percentage" office:value="0.2493" calcext:value-type="percentage">
            <text:p>24,93%</text:p>
          </table:table-cell>
          <table:table-cell office:value-type="percentage" office:value="0.235" calcext:value-type="percentage">
            <text:p>23,50%</text:p>
          </table:table-cell>
          <table:table-cell office:value-type="percentage" office:value="0.256" calcext:value-type="percentage">
            <text:p>25,60%</text:p>
          </table:table-cell>
          <table:table-cell office:value-type="percentage" office:value="0.265" calcext:value-type="percentage">
            <text:p>26,5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2112" calcext:value-type="percentage">
            <text:p>21,12%</text:p>
          </table:table-cell>
          <table:table-cell office:value-type="percentage" office:value="0.3347" calcext:value-type="percentage">
            <text:p>33,4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53" calcext:value-type="percentage">
            <text:p>17,5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872" calcext:value-type="percentage">
            <text:p>18,72%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532" calcext:value-type="percentage">
            <text:p>15,3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3632" calcext:value-type="percentage">
            <text:p>36,32%</text:p>
          </table:table-cell>
          <table:table-cell office:value-type="percentage" office:value="0.3424" calcext:value-type="percentage">
            <text:p>34,24%</text:p>
          </table:table-cell>
          <table:table-cell office:value-type="percentage" office:value="0.2747" calcext:value-type="percentage">
            <text:p>27,47%</text:p>
          </table:table-cell>
          <table:table-cell office:value-type="percentage" office:value="0.2536" calcext:value-type="percentage">
            <text:p>25,3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606" calcext:value-type="percentage">
            <text:p>6,06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589" calcext:value-type="percentage">
            <text:p>5,8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3281" calcext:value-type="percentage">
            <text:p>32,81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2723" calcext:value-type="percentage">
            <text:p>27,2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555" calcext:value-type="percentage">
            <text:p>35,55%</text:p>
          </table:table-cell>
          <table:table-cell office:value-type="percentage" office:value="0.3096" calcext:value-type="percentage">
            <text:p>30,96%</text:p>
          </table:table-cell>
          <table:table-cell office:value-type="percentage" office:value="0.2961" calcext:value-type="percentage">
            <text:p>29,61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5973" calcext:value-type="percentage">
            <text:p>59,73%</text:p>
          </table:table-cell>
          <table:table-cell office:value-type="percentage" office:value="0.6874" calcext:value-type="percentage">
            <text:p>68,74%</text:p>
          </table:table-cell>
          <table:table-cell office:value-type="percentage" office:value="0.4786" calcext:value-type="percentage">
            <text:p>47,86%</text:p>
          </table:table-cell>
          <table:table-cell office:value-type="percentage" office:value="0.4975" calcext:value-type="percentage">
            <text:p>49,75%</text:p>
          </table:table-cell>
          <table:table-cell office:value-type="percentage" office:value="0.6024" calcext:value-type="percentage">
            <text:p>60,24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477" calcext:value-type="percentage">
            <text:p>24,77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69" calcext:value-type="percentage">
            <text:p>26,9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pambase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1992" calcext:value-type="percentage">
            <text:p>19,92%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1174" calcext:value-type="percentage">
            <text:p>11,74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742" calcext:value-type="percentage">
            <text:p>47,42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4594" calcext:value-type="percentage">
            <text:p>45,94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tudent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487" calcext:value-type="percentage">
            <text:p>4,87%</text:p>
          </table:table-cell>
          <table:table-cell office:value-type="percentage" office:value="0.0578" calcext:value-type="percentage">
            <text:p>5,7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fusion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569" calcext:value-type="percentage">
            <text:p>25,69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22" calcext:value-type="percentage">
            <text:p>22,2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3163" calcext:value-type="percentage">
            <text:p>31,63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591" calcext:value-type="percentage">
            <text:p>5,91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5969" calcext:value-type="percentage">
            <text:p>59,69%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1485" calcext:value-type="percentage">
            <text:p>14,85%</text:p>
          </table:table-cell>
          <table:table-cell office:value-type="percentage" office:value="0.113" calcext:value-type="percentage">
            <text:p>11,3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_O_N_F_S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7694" calcext:value-type="percentage">
            <text:p>76,94%</text:p>
          </table:table-cell>
          <table:table-cell office:value-type="percentage" office:value="0.6469" calcext:value-type="percentage">
            <text:p>64,69%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4862" calcext:value-type="percentage">
            <text:p>48,6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2234" calcext:value-type="percentage">
            <text:p>22,34%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0343" calcext:value-type="percentage">
            <text:p>3,43%</text:p>
          </table:table-cell>
          <table:table-cell office:value-type="percentage" office:value="0.0237" calcext:value-type="percentage">
            <text:p>2,37%</text:p>
          </table:table-cell>
          <table:table-cell office:value-type="percentage" office:value="0.021" calcext:value-type="percentage">
            <text:p>2,1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2577" calcext:value-type="percentage">
            <text:p>25,77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141" calcext:value-type="percentage">
            <text:p>14,10%</text:p>
          </table:table-cell>
          <table:table-cell table:number-columns-repeated="16378"/>
        </table:table-row>
        <table:table-row table:style-name="ro1">
          <table:table-cell table:style-name="ce17"/>
          <table:table-cell table:style-name="ce19" table:formula="of:=AVERAGE([.B3:.B40])" office:value-type="percentage" office:value="0.294126315789474" calcext:value-type="percentage">
            <text:p>29,41%</text:p>
          </table:table-cell>
          <table:table-cell table:style-name="ce19" table:formula="of:=AVERAGE([.C3:.C40])" office:value-type="percentage" office:value="0.355407894736842" calcext:value-type="percentage">
            <text:p>35,54%</text:p>
          </table:table-cell>
          <table:table-cell table:style-name="ce19" table:formula="of:=AVERAGE([.D3:.D40])" office:value-type="percentage" office:value="0.271855263157895" calcext:value-type="percentage">
            <text:p>27,19%</text:p>
          </table:table-cell>
          <table:table-cell table:style-name="ce19" table:formula="of:=AVERAGE([.E3:.E40])" office:value-type="percentage" office:value="0.236007894736842" calcext:value-type="percentage">
            <text:p>23,60%</text:p>
          </table:table-cell>
          <table:table-cell table:style-name="ce19" table:formula="of:=AVERAGE([.F3:.F40])" office:value-type="percentage" office:value="0.238760526315789" calcext:value-type="percentage">
            <text:p>23,88%</text:p>
          </table:table-cell>
          <table:table-cell table:style-name="ce19" table:formula="of:=AVERAGE([.G3:.G40])" office:value-type="percentage" office:value="0.266329411764706" calcext:value-type="percentage">
            <text:p>26,63%</text:p>
          </table:table-cell>
          <table:table-cell table:style-name="ce19" table:formula="of:=AVERAGE([.H3:.H40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7" table:number-columns-repeated="16374"/>
        </table:table-row>
        <table:table-row table:style-name="ro3">
          <table:table-cell/>
          <table:table-cell table:style-name="Default" table:number-columns-repeated="3"/>
          <table:table-cell table:formula="of:=([.D41]-[.E41])/[.D41]" office:value-type="percentage" office:value="0.131861962150913" calcext:value-type="percentage">
            <text:p>13,19%</text:p>
          </table:table-cell>
          <table:table-cell table:style-name="Default" table:number-columns-repeated="5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7:39:11.080183127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4-01-16T09:48:13.955489678</dc:date>
    <meta:editing-duration>P61DT23H13M51S</meta:editing-duration>
    <meta:editing-cycles>5397</meta:editing-cycles>
    <meta:generator>LibreOffice/7.6.4.1$Linux_X86_64 LibreOffice_project/60$Build-1</meta:generator>
    <meta:document-statistic meta:table-count="2" meta:cell-count="2200" meta:object-count="0"/>
  </office:meta>
</office:document-meta>
</file>